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41D000001DBB2D187B6D6CE553B.png" manifest:media-type="image/png"/>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8A80000067E8F735EA6ED9F0C0B.jpg" manifest:media-type="image/jpeg"/>
  <manifest:file-entry manifest:full-path="Pictures/10000001000001090000006FF2FCCC979B63369D.png" manifest:media-type="image/png"/>
  <manifest:file-entry manifest:full-path="Pictures/100048B800001B6E00000B7822A3FAAEBE51E006.wmf" manifest:media-type="image/x-w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fixed"/>
    <style:font-face style:name="Liberation Mono3" svg:font-family="'Liberation Mono'" style:font-family-generic="modern"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face style:name="Liberation Sans3" svg:font-family="'Liberation Sans'" style:font-adornments="Regular" style:font-family-generic="swiss"/>
    <style:font-face style:name="Liberation Sans4" svg:font-family="'Liberation Sans'" style:font-family-generic="swiss" style:font-pitch="variable"/>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4.396cm" fo:padding-top="0.142cm" fo:padding-bottom="0.142cm" fo:padding-left="0.267cm" fo:padding-right="0.267cm"/>
      <style:paragraph-properties style:writing-mode="lr-tb"/>
    </style:style>
    <style:style style:name="gr5"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6" style:family="graphic" style:parent-style-name="standard">
      <style:graphic-properties draw:stroke="none" svg:stroke-color="#000000" draw:fill="none" draw:fill-color="#ffffff" draw:auto-grow-height="true" draw:auto-grow-width="false" fo:max-height="0cm" fo:min-height="0.64cm"/>
      <style:paragraph-properties style:writing-mode="lr-tb"/>
    </style:style>
    <style:style style:name="gr7" style:family="graphic" style:parent-style-name="standard">
      <style:graphic-properties draw:stroke="none" svg:stroke-color="#f7e0b0" draw:fill-color="#f0e6ff" draw:textarea-horizontal-align="justify" draw:textarea-vertical-align="middle" draw:auto-grow-height="false" fo:min-height="0.666cm" fo:min-width="9.998cm"/>
    </style:style>
    <style:style style:name="gr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0.64cm" fo:padding-top="0.142cm" fo:padding-bottom="0.142cm" fo:padding-left="0.267cm" fo:padding-right="0.267cm"/>
      <style:paragraph-properties style:writing-mode="lr-tb"/>
    </style:style>
    <style:style style:name="gr9" style:family="graphic" style:parent-style-name="standard">
      <style:graphic-properties draw:stroke="none" svg:stroke-width="0.035cm" svg:stroke-color="#000000" draw:marker-start-width="0.252cm" draw:marker-end-width="0.252cm" draw:fill="none" draw:textarea-horizontal-align="justify" draw:textarea-vertical-align="middle" draw:auto-grow-height="false" fo:min-height="0.62cm" fo:min-width="5.37cm" fo:padding-top="0.142cm" fo:padding-bottom="0.142cm" fo:padding-left="0.267cm" fo:padding-right="0.267cm"/>
      <style:paragraph-properties style:writing-mode="lr-tb"/>
    </style:style>
    <style:style style:name="gr10" style:family="graphic" style:parent-style-name="standard">
      <style:graphic-properties svg:stroke-color="#000000" draw:fill-color="#000000" draw:textarea-horizontal-align="justify" draw:textarea-vertical-align="middle" draw:auto-grow-height="false" fo:min-height="0cm" fo:min-width="0cm"/>
    </style:style>
    <style:style style:name="gr11" style:family="graphic" style:parent-style-name="standard">
      <style:graphic-properties svg:stroke-color="#000000" draw:fill="none" draw:textarea-horizontal-align="left" draw:textarea-vertical-align="top" draw:auto-grow-height="false" fo:min-height="5.166cm" fo:min-width="16.716cm"/>
      <style:paragraph-properties style:writing-mode="lr-tb"/>
    </style:style>
    <style:style style:name="gr12" style:family="graphic" style:parent-style-name="standard">
      <style:graphic-properties draw:stroke="none" svg:stroke-color="#f7e0b0" draw:fill-color="#f0e6ff" draw:textarea-horizontal-align="justify" draw:textarea-vertical-align="middle" draw:auto-grow-height="false" fo:min-height="0.66cm" fo:min-width="10.78cm"/>
    </style:style>
    <style:style style:name="gr13"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14" style:family="graphic" style:parent-style-name="standard">
      <style:graphic-properties svg:stroke-width="0.03cm" svg:stroke-color="#000000" draw:marker-start-width="0.295cm" draw:marker-end-width="0.295cm" draw:fill-color="#999999" draw:textarea-horizontal-align="justify" draw:textarea-vertical-align="middle" draw:auto-grow-height="false" fo:min-height="0.169cm" fo:min-width="0.305cm" fo:padding-top="0.14cm" fo:padding-bottom="0.14cm" fo:padding-left="0.265cm" fo:padding-right="0.265cm"/>
    </style:style>
    <style:style style:name="gr15" style:family="graphic" style:parent-style-name="standard">
      <style:graphic-properties svg:stroke-color="#000000" draw:fill-color="#ffffff" draw:textarea-horizontal-align="justify" draw:textarea-vertical-align="middle" draw:auto-grow-height="false" fo:min-height="0.093cm" fo:min-width="0.335cm"/>
    </style:style>
    <style:style style:name="gr16" style:family="graphic" style:parent-style-name="standard">
      <style:graphic-properties svg:stroke-color="#000000" draw:fill-color="#ffffff" draw:textarea-horizontal-align="justify" draw:textarea-vertical-align="middle" draw:auto-grow-height="false" fo:min-height="0cm" fo:min-width="0.335cm"/>
    </style:style>
    <style:style style:name="gr17" style:family="graphic" style:parent-style-name="standard">
      <style:graphic-properties svg:stroke-width="0.03cm" svg:stroke-color="#000000" draw:marker-start-width="0.295cm" draw:marker-end-width="0.295cm" draw:fill-color="#999999" draw:textarea-horizontal-align="justify" draw:textarea-vertical-align="middle" draw:auto-grow-height="false" fo:min-height="0.423cm" fo:min-width="0.779cm" fo:padding-top="0.14cm" fo:padding-bottom="0.14cm" fo:padding-left="0.265cm" fo:padding-right="0.265cm"/>
    </style:style>
    <style:style style:name="gr18" style:family="graphic" style:parent-style-name="standard">
      <style:graphic-properties svg:stroke-color="#000000" draw:fill-color="#ffffff" draw:textarea-horizontal-align="justify" draw:textarea-vertical-align="middle" draw:auto-grow-height="false" fo:min-height="0.326cm" fo:min-width="0.905cm"/>
    </style:style>
    <style:style style:name="gr19" style:family="graphic" style:parent-style-name="standard">
      <style:graphic-properties svg:stroke-color="#000000" draw:fill-color="#ffffff" draw:textarea-horizontal-align="justify" draw:textarea-vertical-align="middle" draw:auto-grow-height="false" fo:min-height="0.134cm" fo:min-width="1.019cm"/>
    </style:style>
    <style:style style:name="gr20" style:family="graphic" style:parent-style-name="standard">
      <style:graphic-properties svg:stroke-color="#000000" draw:fill-color="#ffffff" draw:textarea-horizontal-align="justify" draw:textarea-vertical-align="middle" draw:auto-grow-height="false" fo:min-height="0cm" fo:min-width="0.339cm"/>
    </style:style>
    <style:style style:name="gr21" style:family="graphic" style:parent-style-name="standard">
      <style:graphic-properties svg:stroke-color="#000000" draw:fill-color="#ffffff" draw:textarea-horizontal-align="justify" draw:textarea-vertical-align="middle" draw:auto-grow-height="false" fo:min-height="0cm" fo:min-width="1.065cm"/>
    </style:style>
    <style:style style:name="pr1" style:family="presentation" style:parent-style-name="master1_5f_-title" style:list-style-name="L1">
      <style:graphic-properties fo:min-height="3.477cm"/>
      <style:paragraph-properties style:writing-mode="lr-tb"/>
    </style:style>
    <style:style style:name="pr2" style:family="presentation" style:parent-style-name="master1_5f_-notes">
      <style:graphic-properties draw:fill-color="#ffffff" fo:min-height="14.431cm"/>
      <style:paragraph-properties style:writing-mode="lr-tb"/>
    </style:style>
    <style:style style:name="pr3" style:family="presentation" style:parent-style-name="master-title">
      <style:graphic-properties draw:auto-grow-height="true" fo:min-height="1.741cm"/>
      <style:paragraph-properties style:writing-mode="lr-tb"/>
    </style:style>
    <style:style style:name="pr4" style:family="presentation" style:parent-style-name="master-outline1">
      <style:graphic-properties/>
      <style:paragraph-properties style:writing-mode="lr-tb"/>
    </style:style>
    <style:style style:name="pr5" style:family="presentation" style:parent-style-name="master-notes">
      <style:graphic-properties draw:fill-color="#ffffff" draw:auto-grow-height="true" fo:min-height="13.364cm"/>
      <style:paragraph-properties style:writing-mode="lr-tb"/>
    </style:style>
    <style:style style:name="pr6" style:family="presentation" style:parent-style-name="master-outline1">
      <style:graphic-properties fo:min-height="1.857cm"/>
      <style:paragraph-properties style:writing-mode="lr-tb"/>
    </style:style>
    <style:style style:name="pr7" style:family="presentation" style:parent-style-name="master-title">
      <style:graphic-properties fo:min-height="1.741cm"/>
      <style:paragraph-properties style:writing-mode="lr-tb"/>
    </style:style>
    <style:style style:name="pr8" style:family="presentation" style:parent-style-name="master-outline1">
      <style:graphic-properties fo:min-height="14.15cm"/>
      <style:paragraph-properties style:writing-mode="lr-tb"/>
    </style:style>
    <style:style style:name="pr9" style:family="presentation" style:parent-style-name="master-notes">
      <style:graphic-properties draw:fill-color="#ffffff" fo:min-height="13.364cm"/>
      <style:paragraph-properties style:writing-mode="lr-tb"/>
    </style:style>
    <style:style style:name="pr10" style:family="presentation" style:parent-style-name="master-notes">
      <style:graphic-properties draw:fill-color="#ffffff" draw:auto-grow-height="true" fo:min-height="13.528cm"/>
      <style:paragraph-properties style:writing-mode="lr-tb"/>
    </style:style>
    <style:style style:name="pr11" style:family="presentation" style:parent-style-name="master-notes">
      <style:graphic-properties draw:fill-color="#ffffff" draw:auto-grow-height="true" fo:min-height="13.982cm"/>
      <style:paragraph-properties style:writing-mode="lr-tb"/>
    </style:style>
    <style:style style:name="pr12" style:family="presentation" style:parent-style-name="master-notes">
      <style:graphic-properties draw:fill-color="#ffffff" draw:auto-grow-height="true" fo:min-height="13.766cm"/>
      <style:paragraph-properties style:writing-mode="lr-tb"/>
    </style:style>
    <style:style style:name="pr13" style:family="presentation" style:parent-style-name="master-notes">
      <style:graphic-properties draw:fill-color="#ffffff" draw:auto-grow-height="true" fo:min-height="13.827cm"/>
      <style:paragraph-properties style:writing-mode="lr-tb"/>
    </style:style>
    <style:style style:name="pr14" style:family="presentation" style:parent-style-name="master-notes">
      <style:graphic-properties draw:fill-color="#ffffff" draw:auto-grow-height="true" fo:min-height="13.456cm"/>
      <style:paragraph-properties style:writing-mode="lr-tb"/>
    </style:style>
    <style:style style:name="pr15" style:family="presentation" style:parent-style-name="master-outline1" style:list-style-name="L5">
      <style:graphic-properties fo:min-height="14.15cm"/>
      <style:paragraph-properties style:writing-mode="lr-tb"/>
    </style:style>
    <style:style style:name="pr16" style:family="presentation" style:parent-style-name="master-notes">
      <style:graphic-properties fo:min-height="14.293cm"/>
      <style:paragraph-properties style:writing-mode="lr-tb"/>
    </style:style>
    <style:style style:name="pr17" style:family="presentation" style:parent-style-name="master-outline1" style:list-style-name="L5">
      <style:graphic-properties fo:min-height="14.1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4"/>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style>
    <style:style style:name="P9" style:family="paragraph">
      <style:paragraph-properties fo:margin-top="0.4cm" fo:margin-bottom="0.4cm"/>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color="#000000" loext:opacity="100%"/>
    </style:style>
    <style:style style:name="P12" style:family="paragraph">
      <style:paragraph-properties fo:margin-top="0.2cm" fo:margin-bottom="0.4cm"/>
    </style:style>
    <style:style style:name="P13" style:family="paragraph">
      <style:paragraph-properties fo:margin-top="0.2cm" fo:margin-bottom="0.5cm"/>
    </style:style>
    <style:style style:name="P14" style:family="paragraph">
      <style:paragraph-properties style:writing-mode="lr-tb"/>
      <style:text-properties fo:color="#000000" loext:opacity="100%" fo:font-size="28pt" style:font-size-asian="28pt" style:font-size-complex="28pt"/>
    </style:style>
    <style:style style:name="P15" style:family="paragraph">
      <loext:graphic-properties draw:fill-color="#ffffff"/>
      <style:paragraph-properties fo:margin-left="0cm" fo:margin-right="0cm" fo:margin-top="0cm" fo:margin-bottom="0.2cm" fo:text-indent="-0.61cm" style:writing-mode="lr-tb"/>
      <style:text-properties style:font-name="Liberation Sans4" fo:font-size="14pt" style:font-size-asian="14pt" style:font-size-complex="14pt"/>
    </style:style>
    <style:style style:name="P16" style:family="paragraph">
      <loext:graphic-properties draw:fill="none"/>
      <style:paragraph-properties fo:text-align="start" style:writing-mode="lr-tb"/>
      <style:text-properties style:font-name="Liberation Mono2" fo:font-size="18pt"/>
    </style:style>
    <style:style style:name="P17" style:family="paragraph">
      <style:paragraph-properties fo:margin-left="0cm" fo:margin-right="0cm" fo:margin-top="0cm" fo:margin-bottom="0.254cm" fo:text-indent="0cm" style:writing-mode="lr-tb"/>
    </style:style>
    <style:style style:name="P18" style:family="paragraph">
      <style:paragraph-properties fo:margin-top="0.3cm" fo:margin-bottom="0.3cm"/>
    </style:style>
    <style:style style:name="P19" style:family="paragraph">
      <loext:graphic-properties draw:fill="none" draw:fill-color="#ffffff"/>
      <style:paragraph-properties fo:margin-top="0.3cm" fo:margin-bottom="0.3cm" style:writing-mode="lr-tb"/>
      <style:text-properties style:font-name="Liberation Mono2" fo:font-size="16pt" style:font-size-asian="16pt" style:font-size-complex="16pt"/>
    </style:style>
    <style:style style:name="P20" style:family="paragraph">
      <loext:graphic-properties draw:fill="none"/>
      <style:paragraph-properties fo:text-align="center"/>
    </style:style>
    <style:style style:name="P21" style:family="paragraph">
      <loext:graphic-properties draw:fill="none" draw:fill-color="#ffffff"/>
      <style:paragraph-properties style:writing-mode="lr-tb"/>
      <style:text-properties style:font-name="Liberation Mono2" fo:font-size="16pt" style:font-size-asian="16pt" style:font-size-complex="16pt"/>
    </style:style>
    <style:style style:name="P22" style:family="paragraph">
      <loext:graphic-properties draw:fill-color="#f0e6ff"/>
      <style:paragraph-properties fo:text-align="center"/>
    </style:style>
    <style:style style:name="P23" style:family="paragraph">
      <loext:graphic-properties draw:fill="none" draw:fill-color="#ffffff"/>
      <style:paragraph-properties style:writing-mode="lr-tb"/>
      <style:text-properties fo:font-size="16pt" style:font-size-asian="16pt" style:font-size-complex="16pt"/>
    </style:style>
    <style:style style:name="P24" style:family="paragraph">
      <style:paragraph-properties fo:text-align="center" style:writing-mode="lr-tb"/>
      <style:text-properties style:font-name="Liberation Sans4" fo:font-size="16pt" style:font-size-asian="16pt" style:font-size-complex="16pt"/>
    </style:style>
    <style:style style:name="P25" style:family="paragraph">
      <loext:graphic-properties draw:fill="none"/>
      <style:paragraph-properties fo:text-align="center" style:writing-mode="lr-tb"/>
      <style:text-properties style:font-name="Liberation Sans4" fo:font-size="16pt" style:font-size-asian="16pt" style:font-size-complex="16pt"/>
    </style:style>
    <style:style style:name="P26" style:family="paragraph">
      <loext:graphic-properties draw:fill-color="#000000"/>
      <style:paragraph-properties fo:text-align="center"/>
    </style:style>
    <style:style style:name="P27" style:family="paragraph">
      <style:paragraph-properties fo:text-align="center" style:writing-mode="lr-tb"/>
      <style:text-properties fo:font-size="20pt" style:font-size-asian="20pt" style:font-size-complex="20pt"/>
    </style:style>
    <style:style style:name="P28" style:family="paragraph">
      <loext:graphic-properties draw:fill="none"/>
      <style:paragraph-properties fo:text-align="center" style:writing-mode="lr-tb"/>
      <style:text-properties fo:font-size="20pt" style:font-size-asian="20pt" style:font-size-complex="20pt"/>
    </style:style>
    <style:style style:name="P29" style:family="paragraph">
      <style:paragraph-properties fo:text-align="center" style:writing-mode="lr-tb"/>
      <style:text-properties style:font-name="Liberation Sans4" fo:font-size="20pt" style:font-size-asian="20pt" style:font-size-complex="20pt"/>
    </style:style>
    <style:style style:name="P30" style:family="paragraph">
      <loext:graphic-properties draw:fill="none"/>
      <style:paragraph-properties fo:text-align="center" style:writing-mode="lr-tb"/>
      <style:text-properties style:font-name="Liberation Sans4" fo:font-size="20pt" style:font-size-asian="20pt" style:font-size-complex="20pt"/>
    </style:style>
    <style:style style:name="P31" style:family="paragraph">
      <style:paragraph-properties fo:margin-left="0cm" fo:margin-right="0cm" fo:margin-top="0cm" fo:margin-bottom="0.2cm" fo:text-indent="-0.61cm"/>
    </style:style>
    <style:style style:name="P32" style:family="paragraph">
      <style:paragraph-properties fo:margin-left="0cm" fo:margin-right="0cm" fo:margin-top="0cm" fo:margin-bottom="0.2cm" fo:text-indent="0cm"/>
    </style:style>
    <style:style style:name="P33" style:family="paragraph">
      <style:paragraph-properties>
        <style:tab-stops>
          <style:tab-stop style:position="11.487cm"/>
        </style:tab-stops>
      </style:paragraph-properties>
    </style:style>
    <style:style style:name="P34" style:family="paragraph">
      <style:paragraph-properties fo:margin-left="0cm" fo:margin-right="0cm" fo:margin-top="0.203cm" fo:margin-bottom="0.203cm" fo:text-indent="0cm" style:writing-mode="lr-tb">
        <style:tab-stops>
          <style:tab-stop style:position="11.487cm"/>
        </style:tab-stops>
      </style:paragraph-properties>
    </style:style>
    <style:style style:name="P35" style:family="paragraph">
      <style:paragraph-properties fo:margin-top="0.4cm" fo:margin-bottom="0.4cm" style:writing-mode="lr-tb"/>
    </style:style>
    <style:style style:name="P36" style:family="paragraph">
      <loext:graphic-properties draw:fill-color="#ffffff"/>
      <style:paragraph-properties style:writing-mode="lr-tb"/>
    </style:style>
    <style:style style:name="P37" style:family="paragraph">
      <style:paragraph-properties fo:margin-top="0cm" fo:margin-bottom="0.3cm"/>
    </style:style>
    <style:style style:name="P38" style:family="paragraph">
      <style:paragraph-properties fo:margin-left="0cm" fo:margin-right="0cm" fo:margin-top="0cm" fo:margin-bottom="0.3cm" fo:text-indent="0cm" style:writing-mode="lr-tb"/>
    </style:style>
    <style:style style:name="P39" style:family="paragraph">
      <style:paragraph-properties fo:margin-top="0cm" fo:margin-bottom="0.2cm" style:writing-mode="lr-tb"/>
      <style:text-properties fo:color="#000000" loext:opacity="100%" fo:font-size="26pt" style:font-size-asian="26pt" style:font-size-complex="26pt"/>
    </style:style>
    <style:style style:name="P40" style:family="paragraph">
      <loext:graphic-properties draw:fill-color="#999999"/>
      <style:paragraph-properties fo:text-align="center"/>
    </style:style>
    <style:style style:name="P41" style:family="paragraph">
      <loext:graphic-properties draw:fill-color="#ffffff"/>
      <style:paragraph-properties fo:text-align="center"/>
    </style:style>
    <style:style style:name="P42" style:family="paragraph">
      <style:paragraph-properties style:writing-mode="lr-tb"/>
      <style:text-properties fo:background-color="transparent"/>
    </style:style>
    <style:style style:name="T1" style:family="text">
      <style:text-properties fo:color="#ffffff" loext:opacity="100%" style:font-name="Liberation Sans4" fo:font-size="32pt" fo:language="ru" fo:country="RU" style:font-size-asian="32pt" style:font-size-complex="32pt"/>
    </style:style>
    <style:style style:name="T2" style:family="text">
      <style:text-properties fo:color="#ffffff" loext:opacity="100%" style:font-name="Liberation Sans4" fo:language="ru" fo:country="RU"/>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3" fo:font-size="14pt" fo:language="ru" fo:country="RU" style:font-name-asian="Liberation Sans3" style:font-size-asian="14pt" style:font-name-complex="Liberation Sans3"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2" fo:font-size="14pt" fo:language="ru" fo:country="RU" style:font-name-asian="Liberation Sans2" style:font-size-asian="14pt" style:font-name-complex="Liberation Sans2"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language="ru" fo:country="RU"/>
    </style:style>
    <style:style style:name="T11" style:family="text">
      <style:text-properties fo:color="#000000" loext:opacity="100%" fo:language="ru" fo:country="RU"/>
    </style:style>
    <style:style style:name="T12" style:family="text">
      <style:text-properties fo:language="mk" fo:country="MK"/>
    </style:style>
    <style:style style:name="T13" style:family="text">
      <style:text-properties fo:language="ru" fo:country="RU" fo:font-style="italic" style:font-style-asian="italic" style:font-style-complex="italic"/>
    </style:style>
    <style:style style:name="T14" style:family="text">
      <style:text-properties fo:language="ru" fo:country="RU" fo:font-style="normal" style:font-style-asian="normal" style:font-style-complex="normal"/>
    </style:style>
    <style:style style:name="T15" style:family="text">
      <style:text-properties fo:font-variant="normal" fo:text-transform="none" style:use-window-font-color="true" loext:opacity="0%" style:text-outline="false" style:text-line-through-style="none" style:text-line-through-type="none" style:font-name="Liberation Serif" fo:font-size="22pt" fo:language="ru" fo:country="RU" fo:font-style="normal" fo:text-shadow="none" style:text-underline-style="none" fo:font-weight="normal" style:letter-kerning="true" style:font-name-asian="Droid Sans Fallback1"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16" style:family="text">
      <style:text-properties fo:font-style="italic" style:font-style-asian="italic" style:font-style-complex="italic"/>
    </style:style>
    <style:style style:name="T17" style:family="text">
      <style:text-properties fo:color="#000000" loext:opacity="100%" style:text-underline-style="solid" style:text-underline-width="auto" style:text-underline-color="font-color"/>
    </style:style>
    <style:style style:name="T18" style:family="text">
      <style:text-properties style:font-name="Liberation Mono2" fo:font-size="18pt"/>
    </style:style>
    <style:style style:name="T19" style:family="text">
      <style:text-properties fo:color="#000000" loext:opacity="100%" fo:language="en" fo:country="US"/>
    </style:style>
    <style:style style:name="T20" style:family="text">
      <style:text-properties fo:language="ky" fo:country="KG"/>
    </style:style>
    <style:style style:name="T21" style:family="text">
      <style:text-properties fo:font-variant="normal" fo:text-transform="none" fo:color="#000000" loext:opacity="10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22" style:family="text">
      <style:text-properties style:font-name="Liberation Mono2" fo:font-size="16pt" style:font-size-asian="16pt" style:font-size-complex="16pt"/>
    </style:style>
    <style:style style:name="T23" style:family="text">
      <style:text-properties style:font-name="Liberation Mono2" fo:font-size="16pt" fo:font-weight="bold" style:font-size-asian="16pt" style:font-weight-asian="bold" style:font-size-complex="16pt" style:font-weight-complex="bold"/>
    </style:style>
    <style:style style:name="T24" style:family="text">
      <style:text-properties style:font-name="Liberation Mono2" fo:font-size="16pt" style:text-underline-style="none" fo:font-weight="normal" style:font-size-asian="16pt" style:font-weight-asian="normal" style:font-size-complex="16pt" style:font-weight-complex="normal"/>
    </style:style>
    <style:style style:name="T25" style:family="text">
      <style:text-properties style:font-name="Liberation Sans4" fo:font-size="16pt" fo:font-style="italic" style:font-size-asian="16pt" style:font-style-asian="italic" style:font-size-complex="16pt" style:font-style-complex="italic"/>
    </style:style>
    <style:style style:name="T26" style:family="text">
      <style:text-properties fo:font-size="20pt" fo:language="ru" fo:country="RU" style:font-size-asian="20pt" style:font-size-complex="20pt"/>
    </style:style>
    <style:style style:name="T27" style:family="text">
      <style:text-properties style:font-name="Liberation Mono2" fo:font-size="16pt" style:text-underline-style="none" fo:font-weight="bold" style:font-size-asian="16pt" style:font-weight-asian="bold" style:font-size-complex="16pt" style:font-weight-complex="bold"/>
    </style:style>
    <style:style style:name="T28" style:family="text">
      <style:text-properties style:font-name="Liberation Mono2" fo:font-size="16pt" style:text-underline-style="none" style:font-size-asian="16pt" style:font-size-complex="16pt"/>
    </style:style>
    <style:style style:name="T29" style:family="text">
      <style:text-properties style:font-name="Liberation Sans4" fo:font-size="20pt" fo:language="ru" fo:country="RU" style:font-size-asian="20pt" style:font-size-complex="20pt"/>
    </style:style>
    <style:style style:name="T30" style:family="text">
      <style:text-properties style:font-name="Liberation Sans4" fo:font-size="14pt" style:font-size-asian="14pt" style:font-size-complex="14pt"/>
    </style:style>
    <style:style style:name="T31" style:family="text">
      <style:text-properties style:font-name="Liberation Sans4" fo:font-size="14pt" fo:font-weight="normal" style:font-size-asian="14pt" style:font-weight-asian="normal" style:font-size-complex="14pt" style:font-weight-complex="normal"/>
    </style:style>
    <style:style style:name="T32" style:family="text">
      <style:text-properties fo:font-variant="normal" fo:text-transform="none" style:use-window-font-color="true" loext:opacity="0%" style:text-outline="false" style:text-line-through-style="none" style:text-line-through-type="none" style:font-name="Liberation Sans4" fo:font-size="14pt" fo:language="ru" fo:country="RU" fo:font-style="normal" fo:text-shadow="none" style:text-underline-style="solid" style:text-underline-width="auto" style:text-underline-color="font-color" fo:font-weight="normal" style:letter-kerning="true" style:font-name-asian="Droid Sans Fallback1"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33" style:family="text">
      <style:text-properties fo:color="#000000" loext:opacity="100%" style:font-name="Liberation Sans3" fo:language="ru" fo:country="RU" style:font-name-asian="Liberation Sans3" style:font-name-complex="Liberation Sans3"/>
    </style:style>
    <style:style style:name="T34" style:family="text">
      <style:text-properties style:font-name="Liberation Sans4" fo:font-size="14pt" fo:font-style="italic" style:font-size-asian="14pt" style:font-style-asian="italic" style:font-size-complex="14pt" style:font-style-complex="italic"/>
    </style:style>
    <style:style style:name="T35" style:family="text">
      <style:text-properties fo:color="#000000" loext:opacity="100%" style:font-name="Liberation Sans4" fo:font-size="14pt" style:text-underline-style="solid" style:text-underline-width="auto" style:text-underline-color="font-color" style:font-size-asian="14pt" style:font-size-complex="14pt"/>
    </style:style>
    <style:style style:name="T36" style:family="text">
      <style:text-properties fo:color="#000000" loext:opacity="100%" fo:font-size="28pt" fo:language="ru" fo:country="RU" style:font-size-asian="28pt" style:font-size-complex="28pt"/>
    </style:style>
    <style:style style:name="T37" style:family="text">
      <style:text-properties fo:font-variant="normal" fo:text-transform="none" fo:color="#000000" loext:opacity="100%" style:text-outline="false" style:text-line-through-style="none" style:text-line-through-type="none" style:font-name="Liberation Sans" fo:font-size="14pt" fo:language="ru" fo:country="RU" fo:font-style="normal" fo:text-shadow="none" style:text-underline-style="solid" style:text-underline-width="auto" style:text-underline-color="font-color"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font-name="Liberation Sans4"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39" style:family="text">
      <style:text-properties fo:font-size="14pt"/>
    </style:style>
    <style:style style:name="T40" style:family="text">
      <style:text-properties fo:color="#000000" loext:opacity="100%" fo:font-size="28pt" fo:language="ru" fo:country="RU" fo:background-color="transparent" style:font-size-asian="28pt" style:font-size-complex="28pt"/>
    </style:style>
    <style:style style:name="T41" style:family="text">
      <style:text-properties fo:font-variant="normal" fo:text-transform="none" style:use-window-font-color="true" loext:opacity="0%" style:text-outline="false" style:text-line-through-style="none" style:text-line-through-type="none" style:font-name="Liberation Sans4" fo:font-size="14pt" fo:language="ru" fo:country="RU" fo:font-style="normal" fo:text-shadow="none" style:text-underline-style="none" fo:font-weight="normal" style:letter-kerning="true" style:font-name-asian="Droid Sans Fallback1"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42" style:family="text">
      <style:text-properties fo:color="#000000" loext:opacity="100%" fo:font-size="26pt" fo:language="ru" fo:country="RU" style:font-size-asian="26pt" style:font-size-complex="26pt"/>
    </style:style>
    <style:style style:name="T43" style:family="text">
      <style:text-properties fo:color="#000000" loext:opacity="100%" fo:font-size="6pt" fo:language="ru" fo:country="RU" style:font-size-asian="6pt" style:font-size-complex="6pt"/>
    </style:style>
    <style:style style:name="T44" style:family="text">
      <style:text-properties fo:font-variant="normal" fo:text-transform="none" fo:color="#000000" loext:opacity="100%" style:text-outline="false" style:text-line-through-style="none" style:text-line-through-type="none" style:font-name="Liberation Serif" fo:font-size="26pt" fo:language="ru" fo:country="RU" fo:font-style="normal" fo:text-shadow="none" style:text-underline-style="none" fo:font-weight="normal" style:letter-kerning="true" fo:background-color="transparent" style:font-name-asian="Droid Sans Fallback1" style:font-size-asian="26pt" style:font-style-asian="normal" style:font-weight-asian="normal" style:font-name-complex="FreeSans2" style:font-size-complex="26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outline="false" style:text-line-through-style="none" style:text-line-through-type="none" style:font-name="Liberation Serif" fo:font-size="6pt" fo:language="ru" fo:country="RU" fo:font-style="normal" fo:text-shadow="none" style:text-underline-style="none" fo:font-weight="normal" style:letter-kerning="true" fo:background-color="transparent" style:font-name-asian="Droid Sans Fallback1" style:font-size-asian="6pt" style:font-style-asian="normal" style:font-weight-asian="normal" style:font-name-complex="FreeSans2" style:font-size-complex="6pt" style:font-style-complex="normal" style:font-weight-complex="normal" style:text-emphasize="none" style:font-relief="none" style:text-overline-style="none" style:text-overline-color="font-color"/>
    </style:style>
    <style:style style:name="T46" style:family="text">
      <style:text-properties fo:color="#000000" loext:opacity="100%" fo:font-size="26pt" fo:language="ru" fo:country="RU" fo:background-color="transparent" style:font-size-asian="26pt" style:font-size-complex="26pt"/>
    </style:style>
    <style:style style:name="T47" style:family="text">
      <style:text-properties fo:color="#000000" loext:opacity="100%" fo:font-size="6pt" fo:language="ru" fo:country="RU" fo:background-color="transparent" style:font-size-asian="6pt" style:font-size-complex="6pt"/>
    </style:style>
    <style:style style:name="T48" style:family="text">
      <style:text-properties fo:font-variant="normal" fo:text-transform="none" style:use-window-font-color="true" loext:opacity="0%" style:text-outline="false" style:text-line-through-style="none" style:text-line-through-type="none" style:font-name="Liberation Sans" fo:font-size="14pt" fo:language="ru" fo:country="RU" fo:text-shadow="none" style:text-underline-style="none" fo:font-weight="normal" style:letter-kerning="true" fo:background-color="transparent" style:font-name-asian="Droid Sans Fallback1" style:font-size-asian="20pt" style:font-weight-asian="normal" style:font-name-complex="FreeSans2" style:font-size-complex="20pt"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italic" fo:text-shadow="none" style:text-underline-style="none" fo:font-weight="normal" style:letter-kerning="true" fo:background-color="transparent" style:font-name-asian="Droid Sans Fallback1" style:font-size-asian="20pt" style:font-style-asian="italic" style:font-weight-asian="normal" style:font-name-complex="FreeSans2" style:font-size-complex="20pt" style:font-style-complex="italic"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fo:background-color="transparent" style:font-name-asian="Droid Sans Fallback1"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51" style:family="text">
      <style:text-properties fo:background-color="transparent"/>
    </style:style>
    <style:style style:name="T52" style:family="text">
      <style:text-properties fo:font-style="italic" fo:background-color="transparent" style:font-style-asian="italic" style:font-style-complex="italic"/>
    </style:style>
    <style:style style:name="T53" style:family="text">
      <style:text-properties fo:color="#000000" loext:opacity="100%" fo:language="ru" fo:country="RU" fo:background-color="transparent"/>
    </style:style>
    <style:style style:name="T54"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PL/pgSQL</text:span><text:span text:style-name="T2"><text:line-break/></text:span><text:span text:style-name="T2">Отладка</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text:span><text:span text:style-name="T9"> </text:span><text:span text:style-name="T8">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Темы</text:span></text:p>
          </draw:text-box>
        </draw:frame>
        <draw:frame presentation:style-name="pr4" draw:text-style-name="P8" draw:layer="layout" svg:width="25.6cm" svg:height="14.504cm" svg:x="1.2cm" svg:y="4.8cm" presentation:class="outline" presentation:user-transformed="true">
          <draw:text-box>
            <text:list text:style-name="L3">
              <text:list-item>
                <text:p text:style-name="P9"><text:span text:style-name="T10">Проверки корректности</text:span></text:p>
              </text:list-item>
              <text:list-item>
                <text:p text:style-name="P9"><text:span text:style-name="T10">Отладчик PL/pgSQL</text:span></text:p>
              </text:list-item>
              <text:list-item>
                <text:p text:style-name="P9"><text:span text:style-name="T10">Служебные сообщения и различные способы их реализации</text:span></text:p>
              </text:list-item>
              <text:list-item>
                <text:p text:style-name="P9"><text:span text:style-name="T10">Трассировка сеансов</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1">Проверки корректности</text:span></text:p>
          </draw:text-box>
        </draw:frame>
        <draw:frame presentation:style-name="pr6" draw:text-style-name="P14" draw:layer="layout" svg:width="25.6cm" svg:height="14.504cm" svg:x="1.2cm" svg:y="4.8cm" presentation:class="outline" presentation:user-transformed="true">
          <draw:text-box>
            <text:list text:style-name="L3">
              <text:list-item>
                <text:p text:style-name="P9"><text:span text:style-name="T12">Проверки времени компиляции и времени выполнения</text:span></text:p>
                <text:list>
                  <text:list-item>
                    <text:p><text:span text:style-name="T13">plpgsql.extra_warnings</text:span></text:p>
                  </text:list-item>
                  <text:list-item>
                    <text:p text:style-name="P12"><text:span text:style-name="T13">plpgsql.extra_errors</text:span></text:p>
                  </text:list-item>
                  <text:list-item>
                    <text:p text:style-name="P13"><text:span text:style-name="T14">дополнительные проверки в расширении plpgsql_check</text:span></text:p>
                  </text:list-item>
                </text:list>
              </text:list-item>
              <text:list-item>
                <text:p text:style-name="P9"><text:span text:style-name="T10">Проверки в коде</text:span></text:p>
                <text:list>
                  <text:list-item>
                    <text:p text:style-name="P13"><text:span text:style-name="T15">команда ASSERT</text:span></text:p>
                  </text:list-item>
                </text:list>
              </text:list-item>
              <text:list-item>
                <text:p><text:span text:style-name="T10">Тестирование</text:span></text:p>
                <text:list>
                  <text:list-item>
                    <text:p><text:span text:style-name="T10"/></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5" draw:text-style-name="P15" draw:layer="layout" svg:width="16.713cm" svg:height="13.364cm" svg:x="2.1cm" svg:y="14.207cm" presentation:class="notes" presentation:user-transformed="true">
            <draw:text-box>
              <text:p>Отладка предполагает выполнение программы и изучение возникающих проблем, обычно с помощью специализированного отладчика или с помощью вывода отладочных сообщений.</text:p>
              <text:p>Но можно заранее исключить определенные классы ошибок, включив проверку исходного кода во время компиляции и выполнения. Это управляется параметрами <text:span text:style-name="T16">plpgsql.extra_warnings</text:span> и <text:span text:style-name="T16">plpgsql.extra_errors</text:span>, как рассматривалось в теме «PL/pgSQL. Выполнение запросов».</text:p>
              <text:p><text:span text:style-name="T17"><text:a xlink:href="https://postgrespro.ru/docs/postgresql/16/plpgsql-development-tips#PLPGSQL-EXTRA-CHECKS" xlink:type="simple">https://postgrespro.ru/docs/postgresql/16/plpgsql-development-tips#PLPGSQL-EXTRA-CHECKS</text:a></text:span></text:p>
              <text:p>Там же рассматривалось применение расширения plpgsql_check, которое обеспечивает более широкий спектр проверок.</text:p>
              <text:p>Еще одна возможность обезопасить свой код — добавить в него проверки условий, которые всегда должны выполняться (т. н. «sanity check»). Удобный способ для этого — SQL-команда ASSERT.</text:p>
              <text:p><text:span text:style-name="T17"><text:a xlink:href="https://postgrespro.ru/docs/postgresql/16/plpgsql-errors-and-messages#PLPGSQL-STATEMENTS-ASSERT" xlink:type="simple">https://postgrespro.ru/docs/postgresql/16/plpgsql-errors-and-messages#PLPGSQL-STATEMENTS-ASSERT</text:a></text:span></text:p>
              <text:p>Нельзя не сказать и о важности тестирования кода. Тестирование<text:line-break/>не только позволяет изначально убедиться, что код работает так,<text:line-break/>как задумано, но и облегчает его дальнейшую модификацию — <text:line-break/>дает уверенность в том, что изменения не поломали существующий функционал. Мы не будем затрагивать эту тему; отметим только, что тестирование кода, работающего с базой данных, может оказаться непростым делом из-за необходимости подготовки тестовых примеров.</text:p>
            </draw:text-box>
          </draw:frame>
        </presentation:notes>
      </draw:page>
      <draw:page draw:name="page4" draw:style-name="dp1" draw:master-page-name="master" presentation:presentation-page-layout-name="AL1T1">
        <office:forms form:automatic-focus="false" form:apply-design-mode="false"/>
        <draw:frame presentation:style-name="pr7"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3" draw:text-style-name="P16" draw:layer="layout" svg:width="17.893cm" svg:height="11.728cm" svg:x="5.055cm" svg:y="6.182cm">
          <draw:image xlink:href="Pictures/10000001000001B9000001219F9F77CFE0FDB8A0.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4" presentation:class="page"/>
          <draw:frame presentation:style-name="pr9" draw:text-style-name="P10" draw:layer="layout" svg:width="16.799cm" svg:height="13.364cm" svg:x="2.1cm" svg:y="14.107cm" presentation:class="notes" presentation:placeholder="true">
            <draw:text-box/>
          </draw:frame>
        </presentation:notes>
      </draw:page>
      <draw:page draw:name="page5"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1">PL/pgSQL </text:span><text:span text:style-name="T19">Debugger</text:span></text:p>
          </draw:text-box>
        </draw:frame>
        <draw:frame presentation:style-name="pr6" draw:text-style-name="P14" draw:layer="layout" svg:width="25.6cm" svg:height="14.504cm" svg:x="1.2cm" svg:y="4.8cm" presentation:class="outline" presentation:user-transformed="true">
          <draw:text-box>
            <text:list text:style-name="L3">
              <text:list-item>
                <text:p text:style-name="P9"><text:span text:style-name="T12">Состав</text:span></text:p>
                <text:list>
                  <text:list-item>
                    <text:p><text:span text:style-name="T10">расширение pldbgapi</text:span></text:p>
                  </text:list-item>
                  <text:list-item>
                    <text:p text:style-name="P13"><text:span text:style-name="T10">встроенная поддержка в некоторых графических средах</text:span></text:p>
                  </text:list-item>
                </text:list>
              </text:list-item>
              <text:list-item>
                <text:p text:style-name="P9"><text:span text:style-name="T10">Возможности</text:span></text:p>
                <text:list>
                  <text:list-item>
                    <text:p><text:span text:style-name="T10">установка точек прерывания</text:span></text:p>
                  </text:list-item>
                  <text:list-item>
                    <text:p><text:span text:style-name="T10">пошаговое выполнение</text:span></text:p>
                  </text:list-item>
                  <text:list-item>
                    <text:p><text:span text:style-name="T10">проверка и установка значений переменных</text:span></text:p>
                  </text:list-item>
                  <text:list-item>
                    <text:p><text:span text:style-name="T10">не требуется изменение кода</text:span></text:p>
                  </text:list-item>
                  <text:list-item>
                    <text:p><text:span text:style-name="T10">отладка работающих приложений</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5" draw:text-style-name="P15" draw:layer="layout" svg:width="16.713cm" svg:height="13.364cm" svg:x="2.1cm" svg:y="14.207cm" presentation:class="notes" presentation:user-transformed="true">
            <draw:text-box>
              <text:p>PL/pgSQL Debugger — это отладчик для PL/pgSQL. Представляет собой расширение pldbgapi, которое официально поддерживается разработчиками PostgreSQL. </text:p>
              <text:p>Расширение pldbgapi — это набор интерфейсных функций для сервера PostgreSQL, которые позволяют устанавливать точки прерывания, пошагово выполнять код программ, проверять и устанавливать значения переменных.</text:p>
              <text:p text:style-name="P17">Исходный код отлаживаемых программ изменять не требуется,<text:line-break/>что дает возможность выполнять отладку работающих приложений.<text:line-break/>То есть процесс отладки не обязательно запускать отдельно, можно подключиться к уже работающему сеансу и начать его отладку.</text:p>
              <text:p>Непосредственно пользоваться этими функциями неудобно, они<text:line-break/>в первую очередь предназначены для вызова из кода графических сред разработки. Некоторые из таких сред (включая pgAdmin) имеют встроенный интерфейс для отладки. Но чтобы им воспользоваться, сначала все равно придется установить расширение pldbgapi<text:line-break/>в соответствующую базу данных.</text:p>
              <text:p>Исходный код отладчика доступен по ссылке:</text:p>
              <text:p><text:span text:style-name="T17"><text:a xlink:href="https://github.com/EnterpriseDB/pldebugger" xlink:type="simple">https://github.com/EnterpriseDB/pldebugger</text:a></text:span></text:p>
              <text:p/>
            </draw:text-box>
          </draw:frame>
        </presentation:notes>
      </draw:page>
      <draw:page draw:name="page6" draw:style-name="dp1" draw:master-page-name="master" presentation:presentation-page-layout-name="AL1T1">
        <office:forms form:automatic-focus="false" form:apply-design-mode="false"/>
        <draw:frame presentation:style-name="pr7"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3" draw:text-style-name="P16" draw:layer="layout" svg:width="17.893cm" svg:height="11.728cm" svg:x="5.055cm" svg:y="6.182cm">
          <draw:image xlink:href="Pictures/10000001000001B9000001219F9F77CFE0FDB8A0.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6" presentation:class="page"/>
          <draw:frame presentation:style-name="pr5" draw:text-style-name="P10" draw:layer="layout" svg:width="16.799cm" svg:height="13.364cm" svg:x="2.1cm" svg:y="14.107cm" presentation:class="notes" presentation:placeholder="true">
            <draw:text-box/>
          </draw:frame>
        </presentation:notes>
      </draw:page>
      <draw:page draw:name="page7"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1">Служебные сообщения</text:span></text:p>
          </draw:text-box>
        </draw:frame>
        <draw:frame presentation:style-name="pr4" draw:text-style-name="P8" draw:layer="layout" svg:width="25.6cm" svg:height="14.504cm" svg:x="1.2cm" svg:y="4.8cm" presentation:class="outline" presentation:user-transformed="true">
          <draw:text-box>
            <text:list text:style-name="L3">
              <text:list-header>
                <text:p text:style-name="P9"><text:span text:style-name="T10">Не только отладка кода</text:span></text:p>
                <text:list>
                  <text:list-item>
                    <text:p><text:span text:style-name="T10">мониторинг долго выполняющихся процессов</text:span></text:p>
                  </text:list-item>
                  <text:list-item>
                    <text:p text:style-name="P13"><text:span text:style-name="T10">ведение журнала приложения</text:span></text:p>
                  </text:list-item>
                </text:list>
              </text:list-header>
              <text:list-item>
                <text:p text:style-name="P9"><text:span text:style-name="T10">Подходы к реализации</text:span></text:p>
                <text:list>
                  <text:list-item>
                    <text:p><text:span text:style-name="T20">вывод на консоль или в журнал сервера</text:span></text:p>
                  </text:list-item>
                  <text:list-item>
                    <text:p><text:span text:style-name="T10">запись</text:span> <text:span text:style-name="T10">в</text:span> <text:span text:style-name="T10">таблицу или в файл</text:span></text:p>
                  </text:list-item>
                  <text:list-item>
                    <text:p><text:span text:style-name="T10">передача информации другим процессам</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10" draw:text-style-name="P15" draw:layer="layout" svg:width="16.713cm" svg:height="13.528cm" svg:x="2.1cm" svg:y="14.207cm" presentation:class="notes" presentation:user-transformed="true">
            <draw:text-box>
              <text:p><text:span text:style-name="T21">Второй способ отладки предполагает добавление в важные места кода служебных сообщений, выводящих информацию о текущем контексте. Анализируя сообщения, можно понять, что именно пошло не так.</text:span></text:p>
              <text:p><text:span text:style-name="T21">Помимо собственно отладки, служебные сообщения могут выполнять</text:span><text:span text:style-name="T21"><text:line-break/></text:span><text:span text:style-name="T21">и другие функции. Сообщения помогут определить, на каком этапе выполнения находится долго выполняющийся процесс. По аналогии</text:span><text:span text:style-name="T21"><text:line-break/></text:span><text:span text:style-name="T21">с журналом сообщений СУБД приложение может записывать в свой собственный журнал важную информацию. Например, данные</text:span><text:span text:style-name="T21"><text:line-break/></text:span><text:span text:style-name="T21">о запуске отчетов: название отчета, пользователь, когда и с какими параметрами запускался и т. д. Такая информация может сильно облегчить работу специалистов поддержки.</text:span></text:p>
              <text:p><text:span text:style-name="T21">Можно выделить несколько подходов к реализации служебных сообщений в PL/pgSQL. Помимо уже знакомой команды RAISE, позволяющей выводить сообщения на консоль (а также в журнал сообщений сервера), можно отправлять сообщения другому процессу, записывать сообщения в таблицу или в файл.</text:span></text:p>
              <text:p><text:span text:style-name="T21">При выборе того или иного подхода нужно обращать внимание</text:span><text:span text:style-name="T21"><text:line-break/></text:span><text:span text:style-name="T21">на многие нюансы. Являются ли сообщения транзакционными (отправляются не дожидаясь окончания транзакции или только при ее завершении)? Можно ли одновременно использовать в нескольких сеансах? Как организовать доступ к журналу сообщений и как очищать его от старых записей? Какое влияние оказывают журналирование</text:span><text:span text:style-name="T21"><text:line-break/></text:span><text:span text:style-name="T21">на производительность? Требуется ли модификация исходного кода?</text:span></text:p>
            </draw:text-box>
          </draw:frame>
        </presentation:notes>
      </draw:page>
      <draw:page draw:name="page8"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1">Команда RAISE</text:span></text:p>
          </draw:text-box>
        </draw:frame>
        <draw:frame draw:style-name="gr4" draw:text-style-name="P19" xml:id="id1" draw:id="id1" draw:layer="layout" svg:width="3.5cm" svg:height="4.68cm" svg:x="3.08cm" svg:y="8.98cm">
          <draw:text-box>
            <text:p text:style-name="P18"><text:span text:style-name="T22"><text:s/></text:span><text:span text:style-name="T22">DEBUG</text:span></text:p>
            <text:p text:style-name="P18"><text:span text:style-name="T22"><text:s/></text:span><text:span text:style-name="T22">LOG</text:span></text:p>
            <text:p text:style-name="P18"><text:span text:style-name="T22"><text:s/></text:span><text:span text:style-name="T23">NOTICE</text:span></text:p>
            <text:p text:style-name="P18"><text:span text:style-name="T22"><text:s/></text:span><text:span text:style-name="T22">INFO</text:span></text:p>
            <text:p text:style-name="P18"><text:span text:style-name="T22"><text:s/></text:span><text:span text:style-name="T22">WARNING</text:span></text:p>
          </draw:text-box>
        </draw:frame>
        <draw:line draw:style-name="gr5" draw:text-style-name="P20" draw:layer="layout" svg:x1="3.08cm" svg:y1="10.86cm" svg:x2="6.58cm" svg:y2="10.86cm">
          <text:p/>
        </draw:line>
        <draw:line draw:style-name="gr5" draw:text-style-name="P20" draw:layer="layout" svg:x1="3.08cm" svg:y1="11.74cm" svg:x2="6.58cm" svg:y2="11.74cm">
          <text:p/>
        </draw:line>
        <draw:frame draw:style-name="gr6" draw:text-style-name="P21" draw:layer="layout" svg:width="2.216cm" svg:height="0.89cm" svg:x="0.878cm" svg:y="10.9cm">
          <draw:text-box>
            <text:p><text:span text:style-name="T22">RAISE</text:span></text:p>
          </draw:text-box>
        </draw:frame>
        <draw:custom-shape draw:style-name="gr7" draw:text-style-name="P22" draw:layer="layout" svg:width="10.498cm" svg:height="0.916cm" svg:x="15.44cm" svg:y="14.736cm">
          <text:p/>
          <draw:enhanced-geometry svg:viewBox="0 0 21600 21600" draw:type="rectangle" draw:enhanced-path="M 0 0 L 21600 0 21600 21600 0 21600 0 0 Z N"/>
        </draw:custom-shape>
        <draw:frame draw:style-name="gr8" draw:text-style-name="P23" draw:layer="layout" svg:width="16.634cm" svg:height="0.924cm" svg:x="9.304cm" svg:y="14.736cm">
          <draw:text-box>
            <text:p><text:span text:style-name="T22">DEBUG INFO </text:span><text:span text:style-name="T23">NOTICE</text:span><text:span text:style-name="T22"> </text:span><text:span text:style-name="T24">WARNING</text:span><text:span text:style-name="T22"> ERROR LOG FATAL PANIC</text:span></text:p>
          </draw:text-box>
        </draw:frame>
        <draw:custom-shape draw:style-name="gr9" draw:text-style-name="P25" draw:layer="layout" svg:width="6cm" svg:height="1cm" svg:x="13.801cm" svg:y="16.281cm">
          <text:p text:style-name="P24"><text:span text:style-name="T25"><text:s text:c="2"/></text:span><text:span text:style-name="T25">log_min_messa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6" draw:layer="layout" svg:width="0.61cm" svg:height="0.5cm" svg:x="16.551cm" svg:y="15.7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28" draw:layer="layout" svg:width="17.8cm" svg:height="6cm" svg:x="8.8cm" svg:y="12.28cm">
          <text:p text:style-name="P27"><text:span text:style-name="T26">Журнал </text:span><text:span text:style-name="T26">сервера</text:span></text:p>
          <draw:enhanced-geometry svg:viewBox="0 0 21600 21600" draw:path-stretchpoint-x="10800" draw:path-stretchpoint-y="10800" draw:text-areas="?f3 ?f4 ?f5 ?f6" draw:type="round-rectangle" draw:modifiers="2325.212464589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2" draw:layer="layout" svg:width="11.28cm" svg:height="0.91cm" svg:x="12.8cm" svg:y="6.725cm">
          <text:p/>
          <draw:enhanced-geometry svg:viewBox="0 0 21600 21600" draw:type="rectangle" draw:enhanced-path="M 0 0 L 21600 0 21600 21600 0 21600 0 0 Z N"/>
        </draw:custom-shape>
        <draw:frame draw:style-name="gr8" draw:text-style-name="P23" draw:layer="layout" svg:width="14.772cm" svg:height="0.924cm" svg:x="9.3cm" svg:y="6.725cm">
          <draw:text-box>
            <text:p><text:span text:style-name="T22">DEBUG LOG </text:span><text:span text:style-name="T27">NOTICE</text:span><text:span text:style-name="T22"> </text:span><text:span text:style-name="T28">WARNING</text:span><text:span text:style-name="T22"> ERROR FATAL PANIC</text:span></text:p>
          </draw:text-box>
        </draw:frame>
        <draw:custom-shape draw:style-name="gr9" draw:text-style-name="P25" draw:layer="layout" svg:width="6cm" svg:height="1cm" svg:x="11cm" svg:y="8.369cm">
          <text:p text:style-name="P24"><text:span text:style-name="T25">client_min_messa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6" draw:layer="layout" svg:width="0.61cm" svg:height="0.5cm" svg:x="13.65cm" svg:y="7.8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30" xml:id="id2" draw:id="id2" draw:layer="layout" svg:width="17.8cm" svg:height="6cm" svg:x="8.801cm" svg:y="4.37cm">
          <text:p text:style-name="P29"><text:span text:style-name="T29">Клиент</text:span></text:p>
          <draw:enhanced-geometry svg:viewBox="0 0 21600 21600" draw:path-stretchpoint-x="10800" draw:path-stretchpoint-y="10800" draw:text-areas="?f3 ?f4 ?f5 ?f6" draw:type="round-rectangle" draw:modifiers="2465.589068488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20" draw:layer="layout" draw:type="curve" svg:x1="6.58cm" svg:y1="11.32cm" svg:x2="8.801cm" svg:y2="7.37cm" draw:start-shape="id1" draw:start-glue-point="1" draw:end-shape="id2" draw:end-glue-point="3" svg:d="M6580 11320c1678 0 568-3950 2221-3950" svg:viewBox="0 0 2222 3951">
          <text:p/>
        </draw:connector>
        <draw:connector draw:style-name="gr13" draw:text-style-name="P20" draw:layer="layout" draw:type="curve" svg:x1="6.58cm" svg:y1="11.32cm" svg:x2="8.8cm" svg:y2="15.28cm" draw:start-shape="id1" draw:start-glue-point="1" svg:d="M6580 11320c2053 0 944 3960 2220 3960" svg:viewBox="0 0 2221 3961">
          <text:p/>
        </draw:connector>
        <presentation:notes draw:style-name="dp2">
          <draw:page-thumbnail draw:style-name="gr2" draw:layer="layout" svg:width="14.848cm" svg:height="11.136cm" svg:x="3.075cm" svg:y="2.257cm" draw:page-number="8" presentation:class="page"/>
          <draw:frame presentation:style-name="pr11" draw:text-style-name="P15" draw:layer="layout" svg:width="16.713cm" svg:height="13.982cm" svg:x="2.1cm" svg:y="14.207cm" presentation:class="notes" presentation:user-transformed="true">
            <draw:text-box>
              <text:p><text:span text:style-name="T30">Мы уже встречались с командой RAISE. Она служит и для вызова исключительных ситуаций, что подробно рассматривалось в теме «PL/pgSQL. Обработка ошибок», и для отправки сообщений. Причем сообщения можно не только отправлять клиенту, но и записывать</text:span><text:span text:style-name="T30"><text:line-break/></text:span><text:span text:style-name="T30">в журнал сервера.</text:span></text:p>
              <text:p><text:span text:style-name="T30">В простом случае для отладки нужно добавить вызовы RAISE NOTICE в код функции, запустить функцию на выполнение (например в сеансе psql) и проанализировать получаемые по ходу </text:span><text:span text:style-name="T31">выполнения сообщения. С</text:span><text:span text:style-name="T30">ообщения RAISE нетранзакционные: они отправляются асинхронно</text:span><text:span text:style-name="T30"><text:line-break/></text:span><text:span text:style-name="T30">и не зависят от статуса завершения транзакции.</text:span></text:p>
              <text:p text:style-name="P31">Для управления отправкой сообщений используются уровень сообщения (DEBUG, LOG, NOTICE, INFO, WARNING) и параметры сервера. Он значений параметров зависит, будет ли сообщение отправлено клиенту (<text:span text:style-name="T16">client_min_messages</text:span>) и/или записано в журнал сервера (<text:span text:style-name="T16">log_min_messages</text:span>). Сообщение будет отправлено, если уровень команды RAISE равен значению соответствующего параметра или больше его (находится правее на рисунке).</text:p>
              <text:p>Значения параметров по умолчанию настроены так, что сообщения<text:line-break/>с уровнем NOTICE отправляются только клиенту, с уровнем LOG — только в журнал, а с уровнем WARNING — и клиенту, и в журнал.</text:p>
              <text:p>Сообщения с уровнем INFO всегда отправляются клиенту, их нельзя перехватить параметром <text:span text:style-name="T16">client_min_messages</text:span>.</text:p>
              <text:p text:style-name="P31"><text:span text:style-name="T32"><text:a xlink:href="https://postgrespro.ru/docs/postgresql/16/plpgsql-errors-and-messages" xlink:type="simple">https://postgrespro.ru/docs/postgresql/16/plpgsql-errors-and-messages</text:a></text:span></text:p>
            </draw:text-box>
          </draw:frame>
        </presentation:notes>
      </draw:page>
      <draw:page draw:name="page9" draw:style-name="dp1" draw:master-page-name="master" presentation:presentation-page-layout-name="AL1T1">
        <office:forms form:automatic-focus="false" form:apply-design-mode="false"/>
        <draw:frame presentation:style-name="pr7"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3" draw:text-style-name="P16" draw:layer="layout" svg:width="17.893cm" svg:height="11.728cm" svg:x="5.055cm" svg:y="6.182cm">
          <draw:image xlink:href="Pictures/10000001000001B9000001219F9F77CFE0FDB8A0.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9" presentation:class="page"/>
          <draw:frame presentation:style-name="pr9" draw:text-style-name="P10" draw:layer="layout" svg:width="16.799cm" svg:height="13.364cm" svg:x="2.1cm" svg:y="14.107cm" presentation:class="notes" presentation:placeholder="true">
            <draw:text-box/>
          </draw:frame>
        </presentation:notes>
      </draw:page>
      <draw:page draw:name="page10"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1">Процесс</text:span><text:span text:style-name="T33">→п</text:span><text:span text:style-name="T11">роцесс (IPC)</text:span></text:p>
          </draw:text-box>
        </draw:frame>
        <draw:frame presentation:style-name="pr6" draw:text-style-name="P14" draw:layer="layout" svg:width="25.6cm" svg:height="14.504cm" svg:x="1.2cm" svg:y="4.8cm" presentation:class="outline" presentation:user-transformed="true">
          <draw:text-box>
            <text:list text:style-name="L3">
              <text:list-item>
                <text:p text:style-name="P9">NOTIFY → LISTEN</text:p>
                <text:list>
                  <text:list-item>
                    <text:p><text:span text:style-name="T10">команды SQL</text:span></text:p>
                  </text:list-item>
                  <text:list-item>
                    <text:p text:style-name="P13"><text:span text:style-name="T10">транзакционное выполнение, неудобно для отладки</text:span></text:p>
                  </text:list-item>
                </text:list>
              </text:list-item>
              <text:list-item>
                <text:p text:style-name="P9"><text:span text:style-name="T10">Статус</text:span> <text:span text:style-name="T10">сеанса</text:span></text:p>
                <text:list>
                  <text:list-item>
                    <text:p><text:span text:style-name="T10">параметр </text:span><text:span text:style-name="T13">application_name</text:span></text:p>
                  </text:list-item>
                  <text:list-item>
                    <text:p><text:span text:style-name="T10">виден в представлении pg_stat_activity и выводе команды ps</text:span></text:p>
                  </text:list-item>
                  <text:list-item>
                    <text:p><text:span text:style-name="T10">можно использовать в журнальных сообщениях</text:span></text:p>
                  </text:list-item>
                  <text:list-item>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2" draw:text-style-name="P15" draw:layer="layout" svg:width="16.713cm" svg:height="13.766cm" svg:x="2.1cm" svg:y="14.207cm" presentation:class="notes" presentation:user-transformed="true">
            <draw:text-box>
              <text:p text:style-name="P31"><text:span text:style-name="T30">Серверные процессы в PostgreSQL могут обмениваться информацией между собой. </text:span></text:p>
              <text:p text:style-name="P31"><text:span text:style-name="T30">Среди встроенных решений можно отметить следующие.</text:span></text:p>
              <text:list text:style-name="L1">
                <text:list-item>
                  <text:p text:style-name="P32"><text:span text:style-name="T30">Использование команд NOTIFY для отправки сообщений в одном процессе и LISTEN для получения в другом. Но эти команды являются транзакционными, поэтому они неудобны для отладки:</text:span><text:span text:style-name="T30"><text:line-break/></text:span><text:span text:style-name="T30">1. Сообщения отправляются только при фиксации транзакции,</text:span><text:span text:style-name="T30"><text:line-break/></text:span><text:span text:style-name="T30">а не сразу после выполнения NOTIFY. Поэтому невозможно следить за ходом процесса.</text:span><text:span text:style-name="T30"><text:line-break/></text:span><text:span text:style-name="T30">2. Если транзакция завершится неуспешно, то сообщения вообще</text:span><text:span text:style-name="T30"><text:line-break/></text:span><text:span text:style-name="T30">не будут отправлены.</text:span></text:p>
                </text:list-item>
                <text:list-item>
                  <text:p text:style-name="P32"><text:span text:style-name="T30">Использование параметра </text:span><text:span text:style-name="T34">application_name</text:span><text:span text:style-name="T30">.</text:span><text:span text:style-name="T30"><text:line-break/></text:span><text:span text:style-name="T30">Сеанс с долго выполняющимся процессом может периодически записывать статус выполнения в </text:span><text:span text:style-name="T34">application_name</text:span><text:span text:style-name="T30">. В другом сеансе администратор может опрашивать представление pg_stat_activity, содержащее подробную информацию о всех выполняющихся сеансах. Также значение </text:span><text:span text:style-name="T34">application_name</text:span><text:span text:style-name="T30"> обычно видно в выводе команды ps.</text:span><text:span text:style-name="T30"><text:line-break/></text:span><text:span text:style-name="T30">Значение </text:span><text:span text:style-name="T34">application_name</text:span><text:span text:style-name="T30"> также можно записывать в журнал сервера (настраивая параметр </text:span><text:span text:style-name="T34">log_line_prefix</text:span><text:span text:style-name="T30">). Это облегчит поиск нужных строк в журнале.</text:span></text:p>
                </text:list-item>
              </text:list>
              <text:p text:style-name="P32"><text:span text:style-name="T35"><text:a xlink:href="https://postgrespro.ru/docs/postgresql/16/runtime-config-logging#RUNTIME-CONFIG-LOGGING-WHAT" xlink:type="simple">https://postgrespro.ru/docs/postgresql/16/runtime-config-logging#RUNTIME-CONFIG-LOGGING-WHAT</text:a></text:span></text:p>
              <text:p text:style-name="P32"><text:span text:style-name="T30"/></text:p>
            </draw:text-box>
          </draw:frame>
        </presentation:notes>
      </draw:page>
      <draw:page draw:name="page11" draw:style-name="dp1" draw:master-page-name="master" presentation:presentation-page-layout-name="AL1T1">
        <office:forms form:automatic-focus="false" form:apply-design-mode="false"/>
        <draw:frame presentation:style-name="pr7"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3" draw:text-style-name="P16" draw:layer="layout" svg:width="17.893cm" svg:height="11.728cm" svg:x="5.055cm" svg:y="6.182cm">
          <draw:image xlink:href="Pictures/10000001000001B9000001219F9F77CFE0FDB8A0.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9" draw:text-style-name="P10" draw:layer="layout" svg:width="16.799cm" svg:height="13.364cm" svg:x="2.1cm" svg:y="14.107cm" presentation:class="notes" presentation:placeholder="true">
            <draw:text-box/>
          </draw:frame>
        </presentation:notes>
      </draw:page>
      <draw:page draw:name="page12"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1">Процесс</text:span><text:span text:style-name="T33">→т</text:span><text:span text:style-name="T11">аблица</text:span></text:p>
          </draw:text-box>
        </draw:frame>
        <draw:frame presentation:style-name="pr6" draw:text-style-name="P14" draw:layer="layout" svg:width="25.6cm" svg:height="14.504cm" svg:x="1.2cm" svg:y="4.8cm" presentation:class="outline" presentation:user-transformed="true">
          <draw:text-box>
            <text:list text:style-name="L3">
              <text:list-item>
                <text:p text:style-name="P9"><text:span text:style-name="T10">Расширение dblink</text:span></text:p>
                <text:list>
                  <text:list-item>
                    <text:p><text:span text:style-name="T10">входит в состав сервера</text:span></text:p>
                  </text:list-item>
                  <text:list-item>
                    <text:p text:style-name="P13"><text:span text:style-name="T10">накладные расходы на создание соединения</text:span></text:p>
                  </text:list-item>
                </text:list>
              </text:list-item>
              <text:list-item>
                <text:p><text:span text:style-name="T10">Автономные транзакции</text:span></text:p>
                <text:list>
                  <text:list-item>
                    <text:p text:style-name="P13"><text:span text:style-name="T10">Postgres Pro Enterprise</text:span></text:p>
                  </text:list-item>
                </text:list>
              </text:list-item>
              <text:list-item>
                <text:p><text:span text:style-name="T10"/></text:p>
              </text:list-item>
            </text:list>
          </draw:text-box>
        </draw:frame>
        <presentation:notes draw:style-name="dp2">
          <draw:page-thumbnail draw:style-name="gr2" draw:layer="layout" svg:width="14.848cm" svg:height="11.136cm" svg:x="3.075cm" svg:y="2.257cm" draw:page-number="12" presentation:class="page"/>
          <draw:frame presentation:style-name="pr5" draw:text-style-name="P15" draw:layer="layout" svg:width="16.713cm" svg:height="13.364cm" svg:x="2.1cm" svg:y="14.207cm" presentation:class="notes" presentation:user-transformed="true">
            <draw:text-box>
              <text:p text:style-name="P31"><text:span text:style-name="T30">Еще один способ сохранения отладочных сообщений — запись</text:span><text:span text:style-name="T30"><text:line-break/></text:span><text:span text:style-name="T30">в таблицу базы данных.</text:span></text:p>
              <text:p text:style-name="P31"><text:span text:style-name="T30">К плюсам данного подхода относится то, что параллельная работа</text:span><text:span text:style-name="T30"><text:line-break/></text:span><text:span text:style-name="T30">и доступ журналу обеспечиваются средствами самой СУБД.</text:span></text:p>
              <text:p text:style-name="P31"><text:span text:style-name="T30">Однако нужно позаботиться о том, чтобы вставка в таблицу была нетранзакционной. Для этого можно использовать расширение dblink, идущее в составе сервера PostgreSQL. Это расширение позволяет открыть новое соединение к той же самой базе данных, поэтому вставка в таблицу выполняется в другой — независимой — транзакции.</text:span></text:p>
              <text:p text:style-name="P31"><text:span text:style-name="T30">К минусам данного подхода относится то, что открытие нового соединения требует дополнительных ресурсов сервера. </text:span></text:p>
              <text:p text:style-name="P31"><text:span text:style-name="T30">Подробнее работа с dblink рассматривается в курсе DEV2.</text:span></text:p>
              <text:p text:style-name="P31"><text:span text:style-name="T35"><text:a xlink:href="https://postgrespro.ru/docs/postgresql/16/dblink" xlink:type="simple">https://postgrespro.ru/docs/postgresql/16/dblink</text:a></text:span></text:p>
              <text:p text:style-name="P31"><text:span text:style-name="T30">В <text:s/>Postgres Pro Enterprise доступен механизм автономных транзакций, не имеющий таких существенных накладных расходов, которые характерны для dblink (см. курс PGPRO «Возможности Postgres Pro Enterprise»).</text:span></text:p>
              <text:p text:style-name="P31"><text:span text:style-name="T30"/></text:p>
            </draw:text-box>
          </draw:frame>
        </presentation:notes>
      </draw:page>
      <draw:page draw:name="page13" draw:style-name="dp1" draw:master-page-name="master" presentation:presentation-page-layout-name="AL1T1">
        <office:forms form:automatic-focus="false" form:apply-design-mode="false"/>
        <draw:frame presentation:style-name="pr7"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3" draw:text-style-name="P16" draw:layer="layout" svg:width="17.893cm" svg:height="11.728cm" svg:x="5.055cm" svg:y="6.182cm">
          <draw:image xlink:href="Pictures/10000001000001B9000001219F9F77CFE0FDB8A0.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13" presentation:class="page"/>
          <draw:frame presentation:style-name="pr9" draw:text-style-name="P10" draw:layer="layout" svg:width="16.799cm" svg:height="13.364cm" svg:x="2.1cm" svg:y="14.107cm" presentation:class="notes" presentation:placeholder="true">
            <draw:text-box/>
          </draw:frame>
        </presentation:notes>
      </draw:page>
      <draw:page draw:name="page14"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1">Процесс</text:span><text:span text:style-name="T33">→файл</text:span></text:p>
          </draw:text-box>
        </draw:frame>
        <draw:frame presentation:style-name="pr6" draw:text-style-name="P14" draw:layer="layout" svg:width="25.6cm" svg:height="14.504cm" svg:x="1.2cm" svg:y="4.8cm" presentation:class="outline" presentation:user-transformed="true">
          <draw:text-box>
            <text:list text:style-name="L3">
              <text:list-item>
                <text:p text:style-name="P9"><text:span text:style-name="T10">Расширение adminpack</text:span></text:p>
                <text:list>
                  <text:list-item>
                    <text:p><text:span text:style-name="T10">входит в состав сервера</text:span></text:p>
                  </text:list-item>
                  <text:list-item>
                    <text:p text:style-name="P13"><text:span text:style-name="T10">в том числе позволяет записывать текстовые файлы</text:span></text:p>
                  </text:list-item>
                </text:list>
              </text:list-item>
              <text:list-item>
                <text:p text:style-name="P9"><text:span text:style-name="T10">Недоверенные</text:span> <text:span text:style-name="T10">языки</text:span> </text:p>
                <text:list>
                  <text:list-item>
                    <text:p><text:span text:style-name="T10">например</text:span>, PL/Perl</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text-style-name="P15" draw:layer="layout" svg:width="16.713cm" svg:height="13.364cm" svg:x="2.1cm" svg:y="14.207cm" presentation:class="notes" presentation:user-transformed="true">
            <draw:text-box>
              <text:p text:style-name="P31"><text:span text:style-name="T30">Записывать сообщения можно и в файл операционной системы.</text:span></text:p>
              <text:p text:style-name="P31"><text:span text:style-name="T30">Для этого, например, можно использовать расширение adminpack, позволяющее записывать данные в любой файл, доступ к которому есть у пользователя ОС postgres.</text:span></text:p>
              <text:p text:style-name="P31"><text:span text:style-name="T30">Другой вариант — написать функцию на недоверенном языке (таком, как PL/Perl — plperlu), которая будет выполнять ту же задачу. Различные языки серверного программирования рассматриваются</text:span><text:span text:style-name="T30"><text:line-break/></text:span><text:span text:style-name="T30">в курсе DEV2.</text:span></text:p>
              <text:p text:style-name="P31"><text:span text:style-name="T35"><text:a xlink:href="https://postgrespro.ru/docs/postgresql/16/adminpack" xlink:type="simple">https://postgrespro.ru/docs/postgresql/16/adminpack</text:a></text:span></text:p>
              <text:p text:style-name="P31"><text:span text:style-name="T30"/></text:p>
            </draw:text-box>
          </draw:frame>
        </presentation:notes>
      </draw:page>
      <draw:page draw:name="page15" draw:style-name="dp1" draw:master-page-name="master" presentation:presentation-page-layout-name="AL1T1">
        <office:forms form:automatic-focus="false" form:apply-design-mode="false"/>
        <draw:frame presentation:style-name="pr7"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3" draw:text-style-name="P16" draw:layer="layout" svg:width="17.893cm" svg:height="11.728cm" svg:x="5.055cm" svg:y="6.182cm">
          <draw:image xlink:href="Pictures/10000001000001B9000001219F9F77CFE0FDB8A0.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15" presentation:class="page"/>
          <draw:frame presentation:style-name="pr9" draw:text-style-name="P10" draw:layer="layout" svg:width="16.799cm" svg:height="13.364cm" svg:x="2.1cm" svg:y="14.107cm" presentation:class="notes" presentation:placeholder="true">
            <draw:text-box/>
          </draw:frame>
        </presentation:notes>
      </draw:page>
      <draw:page draw:name="page16"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1">Трассировка SQL</text:span></text:p>
          </draw:text-box>
        </draw:frame>
        <draw:frame presentation:style-name="pr6" draw:text-style-name="P14" draw:layer="layout" svg:width="25.6cm" svg:height="14.504cm" svg:x="1.2cm" svg:y="4.8cm" presentation:class="outline" presentation:user-transformed="true">
          <draw:text-box>
            <text:list text:style-name="L3">
              <text:list-item>
                <text:p text:style-name="P9"><text:span text:style-name="T36">Стандартная трассировка в журнал сообщений</text:span></text:p>
                <text:list>
                  <text:list-item>
                    <text:p><text:span text:style-name="T10">накладные расходы на запись в журнал</text:span></text:p>
                  </text:list-item>
                  <text:list-item>
                    <text:p><text:span text:style-name="T10">большой</text:span> <text:span text:style-name="T10">размер</text:span> файла <text:span text:style-name="T10">журнала</text:span></text:p>
                  </text:list-item>
                  <text:list-item>
                    <text:p><text:span text:style-name="T10">требуются инструменты для анализа</text:span></text:p>
                  </text:list-item>
                  <text:list-item>
                    <text:p text:style-name="P13"><text:span text:style-name="T10">нужен доступ</text:span> <text:span text:style-name="T10">к</text:span> <text:span text:style-name="T10">журналу</text:span> (<text:span text:style-name="T10">безопасность</text:span>)</text:p>
                  </text:list-item>
                </text:list>
              </text:list-item>
              <text:list-item>
                <text:p><text:span text:style-name="T10">Настройки</text:span></text:p>
                <text:list>
                  <text:list-item>
                    <text:p text:style-name="P33"><text:span text:style-name="T10">долго выполняющиеся команды</text:span><text:span text:style-name="T10"><text:tab/></text:span><text:span text:style-name="T13">log_min_duration_statement</text:span></text:p>
                  </text:list-item>
                  <text:list-item>
                    <text:p text:style-name="P33"><text:span text:style-name="T10">какие команды записывать</text:span><text:span text:style-name="T10"><text:tab/></text:span><text:span text:style-name="T13">log_statement</text:span></text:p>
                  </text:list-item>
                  <text:list-item>
                    <text:p text:style-name="P33"><text:span text:style-name="T10">контекст сообщения <text:s text:c="7"/></text:span><text:span text:style-name="T10"><text:tab/></text:span><text:span text:style-name="T13">log_line_prefix</text:span></text:p>
                  </text:list-item>
                  <text:list-item>
                    <text:p text:style-name="P33"><text:span text:style-name="T13">…</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13" draw:text-style-name="P15" draw:layer="layout" svg:width="16.713cm" svg:height="13.827cm" svg:x="2.1cm" svg:y="14.207cm" presentation:class="notes" presentation:user-transformed="true">
            <draw:text-box>
              <text:p><text:span text:style-name="T21">В некоторых случаях может оказаться полезной трассировка всего происходящего в коде. Штатными средствами можно получить</text:span><text:span text:style-name="T21"><text:line-break/></text:span><text:span text:style-name="T21">в журнале сообщений сервера SQL-запросы сеансов. Надо учитывать:</text:span></text:p>
              <text:list text:style-name="L4">
                <text:list-item>
                  <text:p><text:span text:style-name="T21">Высоконагруженное приложение может выполнять огромное число запросов. Их запись в файл журнала может оказывать влияние</text:span><text:span text:style-name="T21"><text:line-break/></text:span><text:span text:style-name="T21">на производительность подсистемы ввода-вывода.</text:span></text:p>
                </text:list-item>
                <text:list-item>
                  <text:p><text:span text:style-name="T21">В большинстве случаев требуются специальные инструменты для анализа такого объема данных. Стандарт де-факто — pgBadger.</text:span><text:span text:style-name="T21"><text:line-break/></text:span><text:span text:style-name="T37"><text:a xlink:href="https://github.com/darold/pgbadger" xlink:type="simple">https://github.com/darold/pgbadger</text:a></text:span></text:p>
                </text:list-item>
                <text:list-item>
                  <text:p><text:span text:style-name="T21">К файлу журнала на сервере может не быть доступа у разработчи-ков приложений. К тому же в журнале производственной системы могут оказаться команды, содержащие конфиденциальную информацию.</text:span></text:p>
                </text:list-item>
              </text:list>
              <text:p text:style-name="P31"><text:span text:style-name="T38">Для настройки трассировки имеется ряд параметров, основные</text:span><text:span text:style-name="T38"><text:line-break/></text:span><text:span text:style-name="T38">из которых приведены на слайде. Полный список:</text:span></text:p>
              <text:p text:style-name="P31"><text:span text:style-name="T35"><text:a xlink:href="https://postgrespro.ru/docs/postgresql/16/runtime-config-logging" xlink:type="simple">https://postgrespro.ru/docs/postgresql/16/runtime-config-logging</text:a></text:span></text:p>
              <text:p text:style-name="P31"><text:span text:style-name="T30">Необязательно устанавливать конфигурационные параметры для всего кластера. Их действие можно ограничить отдельными сеансами при помощи команд SET, ALTER DATABASE, ALTER ROLE (как рассказы-валось в темах «Обзор базового инструментария. Установка</text:span><text:span text:style-name="T30"><text:line-break/></text:span><text:span text:style-name="T30">и управление, psql» и «Организация данных. Логическая структура»).</text:span></text:p>
              <text:p text:style-name="P31"><text:span text:style-name="T35"/></text:p>
            </draw:text-box>
          </draw:frame>
        </presentation:notes>
      </draw:page>
      <draw:page draw:name="page17"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1">Трассировка SQL-команд</text:span></text:p>
          </draw:text-box>
        </draw:frame>
        <draw:frame presentation:style-name="pr6" draw:text-style-name="P14" draw:layer="layout" svg:width="25.6cm" svg:height="14.504cm" svg:x="1.2cm" svg:y="4.8cm" presentation:class="outline" presentation:user-transformed="true">
          <draw:text-box>
            <text:list text:style-name="L3">
              <text:list-item>
                <text:p text:style-name="P9"><text:span text:style-name="T36">Расширение auto_explain</text:span></text:p>
                <text:list>
                  <text:list-item>
                    <text:p><text:span text:style-name="T10">запись в журнал планов выполнения запросов</text:span></text:p>
                  </text:list-item>
                  <text:list-item>
                    <text:p text:style-name="P13"><text:span text:style-name="T10">трассировка вложенных запросов</text:span></text:p>
                  </text:list-item>
                </text:list>
              </text:list-item>
              <text:list-item>
                <text:p><text:span text:style-name="T10">Настройки</text:span></text:p>
                <text:list>
                  <text:list-item>
                    <text:p text:style-name="P33"><text:span text:style-name="T14">планы долгих команд</text:span><text:span text:style-name="T14"><text:tab/></text:span><text:span text:style-name="T13">auto_explain.log_min_duration</text:span></text:p>
                  </text:list-item>
                  <text:list-item>
                    <text:p text:style-name="P33"><text:span text:style-name="T10">вложенные запросы</text:span><text:span text:style-name="T10"><text:tab/></text:span><text:span text:style-name="T13">auto_explain.log_nested_statements</text:span></text:p>
                  </text:list-item>
                  <text:list-item>
                    <text:p text:style-name="P33"><text:span text:style-name="T13">…</text:span></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14" draw:text-style-name="P15" draw:layer="layout" svg:width="16.713cm" svg:height="13.456cm" svg:x="2.1cm" svg:y="14.207cm" presentation:class="notes" presentation:user-transformed="true">
            <draw:text-box>
              <text:p><text:span text:style-name="T21">При включении трассировки SQL-команды попадают в журнал в том виде, в каком они отправлены на сервер. Если была вызвана подпрограмма PL/pgSQL, то в журнал будет записан только вызов этой подпрограммы (например, оператор SELECT или CALL), но не будет тех команд, которые выполняются внутри подпрограммы.</text:span></text:p>
              <text:p><text:span text:style-name="T30">Чтобы увидеть в журнале запросы не только верхнего уровня,</text:span><text:span text:style-name="T30"><text:line-break/></text:span><text:span text:style-name="T30">но и вложенные, потребуется штатное расширение auto_explain.</text:span></text:p>
              <text:p><text:span text:style-name="T39">Как следует из названия расширения, его основная задача — записывать в журнал не только текст команды, но и план ее выполнения. Это тоже может оказаться полезно, хотя относится</text:span><text:span text:style-name="T39"><text:line-break/></text:span><text:span text:style-name="T39">не к трассировке как таковой, а к оптимизации запросов (которая рассматривается в курсе QPT).</text:span></text:p>
              <text:p text:style-name="P31"><text:span text:style-name="T35"><text:a xlink:href="https://postgrespro.ru/docs/postgresql/16/auto-explain" xlink:type="simple">https://postgrespro.ru/docs/postgresql/16/auto-explain</text:a></text:span></text:p>
            </draw:text-box>
          </draw:frame>
        </presentation:notes>
      </draw:page>
      <draw:page draw:name="page18"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1">Трассировка PL/pgSQL</text:span></text:p>
          </draw:text-box>
        </draw:frame>
        <draw:frame presentation:style-name="pr6" draw:text-style-name="P14" draw:layer="layout" svg:width="25.6cm" svg:height="14.504cm" svg:x="1.2cm" svg:y="4.8cm" presentation:class="outline" presentation:user-transformed="true">
          <draw:text-box>
            <text:list text:style-name="L3">
              <text:list-item>
                <text:p text:style-name="P9"><text:span text:style-name="T40">Расширение plpgsql_check</text:span></text:p>
                <text:list>
                  <text:list-item>
                    <text:p><text:span text:style-name="T10">накладные расходы на запись сообщений</text:span></text:p>
                  </text:list-item>
                  <text:list-item>
                    <text:p text:style-name="P13"><text:span text:style-name="T10">большой объем выдачи</text:span></text:p>
                  </text:list-item>
                </text:list>
              </text:list-item>
              <text:list-item>
                <text:p><text:span text:style-name="T10">Основные настройки</text:span></text:p>
                <text:list>
                  <text:list-item>
                    <text:p text:style-name="P34"><text:span text:style-name="T10">включение трассировки</text:span><text:span text:style-name="T10"><text:tab/></text:span><text:span text:style-name="T13">plpgsql_check.enable_tracer</text:span></text:p>
                  </text:list-item>
                  <text:list-item>
                    <text:p text:style-name="P34"><text:span text:style-name="T10"><text:tab/></text:span><text:span text:style-name="T13">plpgsql_check.tracer</text:span></text:p>
                  </text:list-item>
                  <text:list-item>
                    <text:p text:style-name="P33"><text:span text:style-name="T10">уровень сообщений</text:span><text:span text:style-name="T10"><text:tab/></text:span><text:span text:style-name="T13">plpgsql_check.tracer_errlevel</text:span></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14" draw:text-style-name="P15" draw:layer="layout" svg:width="16.713cm" svg:height="13.456cm" svg:x="2.1cm" svg:y="14.207cm" presentation:class="notes" presentation:user-transformed="true">
            <draw:text-box>
              <text:p text:style-name="P31"><text:span text:style-name="T41">Чтобы разобраться по журналу, какой процедурный код выполнялся, придется сопоставить SQL-запросы с подпрограммами на PL/pgSQL,</text:span><text:span text:style-name="T41"><text:line-break/></text:span><text:span text:style-name="T41">а это может оказаться непросто. Стандартной возможности для трассировки PL/pgSQL-кода не предусмотрено, но расширение Павла Стехуле plpgsql_check (которое упоминалось в теме «PL/pgSQL. Выполнение запросов») позволяет ее выполнить.</text:span></text:p>
              <text:p text:style-name="P31"><text:span text:style-name="T41">Подобная трассировка вызывает большие накладные расходы</text:span><text:span text:style-name="T41"><text:line-break/></text:span><text:span text:style-name="T41">и должна использоваться только для отладки, но не в промышленной эксплуатации.</text:span></text:p>
              <text:p text:style-name="P31"><text:span text:style-name="T32"><text:a xlink:href="https://github.com/okbob/plpgsql_check" xlink:type="simple">https://github.com/okbob/plpgsql_check</text:a></text:span></text:p>
              <text:p text:style-name="P31"><text:span text:style-name="T41"/></text:p>
            </draw:text-box>
          </draw:frame>
        </presentation:notes>
      </draw:page>
      <draw:page draw:name="page19" draw:style-name="dp1" draw:master-page-name="master" presentation:presentation-page-layout-name="AL1T1">
        <draw:frame presentation:style-name="pr7"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3" draw:text-style-name="P16" draw:layer="layout" svg:width="17.893cm" svg:height="11.728cm" svg:x="5.055cm" svg:y="6.182cm">
          <draw:image xlink:href="Pictures/10000001000001B9000001219F9F77CFE0FDB8A0.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19" presentation:class="page"/>
          <draw:frame presentation:style-name="pr9" draw:text-style-name="P10" draw:layer="layout" svg:width="16.799cm" svg:height="13.364cm" svg:x="2.1cm" svg:y="14.107cm" presentation:class="notes" presentation:placeholder="true">
            <draw:text-box/>
          </draw:frame>
        </presentation:notes>
      </draw:page>
      <draw:page draw:name="page20"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0">Итоги</text:span></text:p>
          </draw:text-box>
        </draw:frame>
        <draw:frame presentation:style-name="pr4" draw:text-style-name="P35" draw:layer="layout" svg:width="25.6cm" svg:height="14.4cm" svg:x="1.2cm" svg:y="4.8cm" presentation:class="outline" presentation:user-transformed="true">
          <draw:text-box>
            <text:list text:style-name="L3">
              <text:list-item>
                <text:p text:style-name="P9"><text:span text:style-name="T10">PL/pgSQL Debugger — API отладчика, используется</text:span><text:span text:style-name="T10"><text:line-break/></text:span><text:span text:style-name="T10">в графических средах разработки</text:span></text:p>
              </text:list-item>
              <text:list-item>
                <text:p text:style-name="P9"><text:span text:style-name="T10">Служебные сообщения — вывод на консоль, запись</text:span><text:span text:style-name="T10"><text:line-break/></text:span><text:span text:style-name="T10">в журнал сообщений сервера, в таблицу или в файл, </text:span><text:span text:style-name="T10">передача другим процессам</text:span></text:p>
              </text:list-item>
              <text:list-item>
                <text:p text:style-name="P9"><text:span text:style-name="T10">Возможность трассировки сеансов</text:span></text:p>
              </text:list-item>
            </text:list>
          </draw:text-box>
        </draw:frame>
        <presentation:notes draw:style-name="dp2">
          <draw:page-thumbnail draw:style-name="gr2" draw:layer="layout" svg:width="14.848cm" svg:height="11.136cm" svg:x="3.075cm" svg:y="2.257cm" draw:page-number="20" presentation:class="page"/>
          <draw:frame presentation:style-name="pr5" draw:text-style-name="P36" draw:layer="layout" svg:width="16.799cm" svg:height="13.364cm" svg:x="2.1cm" svg:y="14.107cm" presentation:class="notes" presentation:placeholder="true">
            <draw:text-box/>
          </draw:frame>
        </presentation:notes>
      </draw:page>
      <draw:page draw:name="page21" draw:style-name="dp1" draw:master-page-name="master" presentation:presentation-page-layout-name="AL1T1">
        <draw:frame presentation:style-name="pr7" draw:text-style-name="P8" draw:layer="layout" svg:width="19.8cm" svg:height="1.741cm" svg:x="1.2cm" svg:y="0.737cm" presentation:class="title" presentation:user-transformed="true">
          <draw:text-box>
            <text:p><text:span text:style-name="T10">Практика</text:span></text:p>
          </draw:text-box>
        </draw:frame>
        <draw:frame presentation:style-name="pr15" draw:text-style-name="P39" draw:layer="layout" svg:width="25.6cm" svg:height="14.4cm" svg:x="1.2cm" svg:y="4.8cm" presentation:class="outline" presentation:user-transformed="true">
          <draw:text-box>
            <text:list text:style-name="L5">
              <text:list-item>
                <text:p text:style-name="P37"><text:span text:style-name="T42">Измените функцию get_catalog так, чтобы динамически </text:span><text:span text:style-name="T42">формируемый текст запроса записывался в журнал </text:span><text:span text:style-name="T42">сообщений сервера.</text:span><text:span text:style-name="T42"><text:line-break/></text:span><text:span text:style-name="T43"> </text:span><text:span text:style-name="T42"><text:line-break/></text:span><text:span text:style-name="T42">В приложении выполните несколько раз поиск, заполняя </text:span><text:span text:style-name="T42">разные поля, и убедитесь, что команды SQL формируются </text:span><text:span text:style-name="T42">правильно.</text:span></text:p>
              </text:list-item>
              <text:list-item>
                <text:p text:style-name="P38"><text:span text:style-name="T44">Включите трассировку команд SQL на уровне сервера.</text:span><text:span text:style-name="T44"><text:line-break/></text:span><text:span text:style-name="T45"> </text:span><text:span text:style-name="T44"><text:line-break/></text:span><text:span text:style-name="T44">Поработайте в приложении и проверьте, какие команды </text:span><text:span text:style-name="T44">попадают в журнал сообщений.</text:span><text:span text:style-name="T46"><text:line-break/></text:span><text:span text:style-name="T47"> </text:span><text:span text:style-name="T46"><text:line-break/></text:span><text:span text:style-name="T46">Выключите трассировку.</text:span></text:p>
              </text:list-item>
            </text:list>
          </draw:text-box>
        </draw:frame>
        <draw:g draw:name="book">
          <draw:custom-shape draw:style-name="gr14" draw:text-style-name="P40" draw:layer="layout" svg:width="1.309cm" svg:height="0.703cm" draw:transform="rotate (1.5707963267949) translate (9.038cm 2.279cm)">
            <text:p/>
            <draw:enhanced-geometry svg:viewBox="0 0 21600 21600" draw:glue-points="?f6 0 10800 ?f8 ?f11 10800 ?f9 21600 10800 ?f10 ?f5 10800" draw:text-areas="?f3 ?f3 ?f4 ?f4" draw:type="parallelogram" draw:modifiers="5201.2673653424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41" draw:layer="layout" svg:width="1.405cm" svg:height="0.575cm" draw:transform="rotate (1.5707963267949) translate (9.166cm 2.279cm)">
            <text:p/>
            <draw:enhanced-geometry svg:viewBox="0 0 21600 21600" draw:glue-points="?f6 0 10800 ?f8 ?f11 10800 ?f9 21600 10800 ?f10 ?f5 10800" draw:text-areas="?f3 ?f3 ?f4 ?f4" draw:type="parallelogram" draw:modifiers="6328.412446059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41" draw:layer="layout" svg:width="1.519cm" svg:height="0.384cm" draw:transform="rotate (1.5707963267949) translate (9.357cm 2.279cm)">
            <text:p/>
            <draw:enhanced-geometry svg:viewBox="0 0 21600 21600" draw:glue-points="?f6 0 10800 ?f8 ?f11 10800 ?f9 21600 10800 ?f10 ?f5 10800" draw:text-areas="?f3 ?f3 ?f4 ?f4" draw:type="parallelogram" draw:modifiers="7493.507039293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 draw:text-style-name="P40" draw:layer="layout" svg:width="1.309cm" svg:height="0.703cm" draw:transform="rotate (1.5707963267949) translate (9.673cm 2.279cm)">
            <text:p/>
            <draw:enhanced-geometry svg:viewBox="0 0 21600 21600" draw:mirror-horizontal="true" draw:glue-points="?f6 0 10800 ?f8 ?f11 10800 ?f9 21600 10800 ?f10 ?f5 10800" draw:text-areas="?f3 ?f3 ?f4 ?f4" draw:type="parallelogram" draw:modifiers="5201.2673653424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 draw:text-style-name="P41" draw:layer="layout" svg:width="1.405cm" svg:height="0.576cm" draw:transform="rotate (1.5707963267949) translate (9.74cm 2.279cm)">
            <text:p/>
            <draw:enhanced-geometry svg:viewBox="0 0 21600 21600" draw:mirror-horizontal="true" draw:glue-points="?f6 0 10800 ?f8 ?f11 10800 ?f9 21600 10800 ?f10 ?f5 10800" draw:text-areas="?f3 ?f3 ?f4 ?f4" draw:type="parallelogram" draw:modifiers="6328.412446059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 draw:text-style-name="P41" draw:layer="layout" svg:width="1.519cm" svg:height="0.384cm" draw:transform="rotate (1.5707963267949) translate (9.74cm 2.279cm)">
            <text:p/>
            <draw:enhanced-geometry svg:viewBox="0 0 21600 21600" draw:mirror-horizontal="true" draw:glue-points="?f6 0 10800 ?f8 ?f11 10800 ?f9 21600 10800 ?f10 ?f5 10800" draw:text-areas="?f3 ?f3 ?f4 ?f4" draw:type="parallelogram" draw:modifiers="7493.507039293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 draw:text-style-name="P41" draw:layer="layout" svg:width="1.565cm" svg:height="0.161cm" draw:transform="rotate (1.5707963267949) translate (9.58cm 2.279cm)">
            <text:p/>
            <draw:enhanced-geometry svg:viewBox="0 0 21600 21600" draw:glue-points="?f6 0 10800 ?f8 ?f11 10800 ?f9 21600 10800 ?f10 ?f5 10800" draw:text-areas="?f3 ?f3 ?f4 ?f4" draw:type="parallelogram" draw:modifiers="7828.51315521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 draw:text-style-name="P41" draw:layer="layout" svg:width="1.565cm" svg:height="0.16cm" draw:transform="rotate (1.5707963267949) translate (9.741cm 2.279cm)">
            <text:p/>
            <draw:enhanced-geometry svg:viewBox="0 0 21600 21600" draw:mirror-horizontal="true" draw:glue-points="?f6 0 10800 ?f8 ?f11 10800 ?f9 21600 10800 ?f10 ?f5 10800" draw:text-areas="?f3 ?f3 ?f4 ?f4" draw:type="parallelogram" draw:modifiers="7828.51315521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draw:style-name="dp2">
          <draw:page-thumbnail draw:style-name="gr2" draw:layer="layout" svg:width="14.848cm" svg:height="11.136cm" svg:x="3.075cm" svg:y="2.257cm" draw:page-number="21" presentation:class="page"/>
          <draw:frame presentation:style-name="pr16" draw:text-style-name="P42" draw:layer="layout" svg:width="16.799cm" svg:height="14.293cm" svg:x="2.1cm" svg:y="14.107cm" presentation:class="notes" presentation:user-transformed="true">
            <draw:text-box>
              <text:p><text:span text:style-name="T48">2. Для включения трассировки установите значение параметра </text:span><text:span text:style-name="T49">log_min_duration_statement</text:span><text:span text:style-name="T50"> в 0 и перечитайте конфигурацию.</text:span><text:span text:style-name="T50"><text:line-break/></text:span><text:span text:style-name="T51">В журнал будут записываться все команды и время их выполнения.</text:span></text:p>
              <text:p><text:span text:style-name="T51">Проще всего это сделать командой ALTER SYSTEM SET. Другие способы рассматривались в теме «Обзор базового инструментария. Установка и управление, psql». Не забудьте перечитать измененный конфигурационный файл.</text:span></text:p>
              <text:p><text:span text:style-name="T51">После просмотра журнала следует вернуть значение параметра </text:span><text:span text:style-name="T52">log_min_duration_statement</text:span><text:span text:style-name="T51"> в значение по умолчанию (−1), чтобы отключить трассировку. Удобный способ — команда ALTER SYSTEM RESET.</text:span></text:p>
              <text:p><text:span text:style-name="T51"/></text:p>
            </draw:text-box>
          </draw:frame>
        </presentation:notes>
      </draw:page>
      <draw:page draw:name="page22" draw:style-name="dp1" draw:master-page-name="master" presentation:presentation-page-layout-name="AL1T1">
        <draw:frame presentation:style-name="pr7" draw:text-style-name="P8" draw:layer="layout" svg:width="19.8cm" svg:height="1.741cm" svg:x="1.2cm" svg:y="0.737cm" presentation:class="title" presentation:user-transformed="true">
          <draw:text-box>
            <text:p><text:span text:style-name="T10">Практика+</text:span></text:p>
          </draw:text-box>
        </draw:frame>
        <draw:frame presentation:style-name="pr17" draw:text-style-name="P39" draw:layer="layout" svg:width="25.6cm" svg:height="14.4cm" svg:x="1.2cm" svg:y="4.8cm" presentation:class="outline" presentation:user-transformed="true">
          <draw:text-box>
            <text:list text:style-name="L5">
              <text:list-item>
                <text:p text:style-name="P37"><text:span text:style-name="T53">Включите трассировку PL/pgSQL-кода средствами </text:span><text:span text:style-name="T53">расширения plpgsql_check и проверьте ее работу</text:span><text:span text:style-name="T53"><text:line-break/></text:span><text:span text:style-name="T53">на примере нескольких подпрограмм, вызывающих</text:span><text:span text:style-name="T53"><text:line-break/></text:span><text:span text:style-name="T53">одна другую.</text:span></text:p>
              </text:list-item>
              <text:list-item>
                <text:p text:style-name="P37"><text:span text:style-name="T11">При выводе отладочных сообщений из PL/pgSQL-кода </text:span><text:span text:style-name="T11">важно понимать, к какой подпрограмме они относятся.</text:span><text:span text:style-name="T11"><text:line-break/></text:span><text:span text:style-name="T11">В демонстрации имя функции выводилось вручную. </text:span><text:span text:style-name="T11">Реализуйте функционал, автоматически добавляющий</text:span><text:span text:style-name="T11"><text:line-break/></text:span><text:span text:style-name="T11">к тексту сообщений имя текущей функции или </text:span><text:span text:style-name="T11">процедуры.</text:span></text:p>
              </text:list-item>
            </text:list>
          </draw:text-box>
        </draw:frame>
        <presentation:notes draw:style-name="dp2">
          <draw:page-thumbnail draw:style-name="gr2" draw:layer="layout" svg:width="14.848cm" svg:height="11.136cm" svg:x="3.075cm" svg:y="2.257cm" draw:page-number="22" presentation:class="page"/>
          <draw:frame presentation:style-name="pr16" draw:text-style-name="P8" draw:layer="layout" svg:width="16.799cm" svg:height="14.293cm" svg:x="2.1cm" svg:y="14.107cm" presentation:class="notes" presentation:user-transformed="true">
            <draw:text-box>
              <text:p><text:span text:style-name="T54">1. Для включения трассировки загрузите расширение plpgsql_check</text:span><text:span text:style-name="T54"><text:line-break/></text:span><text:span text:style-name="T54">в память сеанса командой LOAD, затем установите в сеансе оба параметра </text:span><text:span text:style-name="T16">plpgsql_check.enable_tracer</text:span> и <text:span text:style-name="T16">plpgsql_check.tracer</text:span> в значение «on». </text:p>
              <text:p/>
              <text:p><text:span text:style-name="T51">2. Имя подпрограммы можно получить, разобрав стек вызовов. Воспользуйтесь подходом из практического задания 3 к теме «Обработка ошибок».</text:span></text:p>
              <text:p><text:span text:style-name="T51"/></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fixed"/>
    <style:font-face style:name="Liberation Mono3" svg:font-family="'Liberation Mono'" style:font-family-generic="modern"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face style:name="Liberation Sans3" svg:font-family="'Liberation Sans'" style:font-adornments="Regular" style:font-family-generic="swiss"/>
    <style:font-face style:name="Liberation Sans4" svg:font-family="'Liberation Sans'" style:font-family-generic="swiss" style:font-pitch="variable"/>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e6e6ff" draw:end-color="#f0e6ff" draw:start-intensity="100%" draw:end-intensity="100%" draw:angle="300deg" draw:border="0%"/>
    <draw:gradient draw:name="Shapes" draw:style="rectangular" draw:cx="50%" draw:cy="50%" draw:start-color="#cccccc" draw:end-color="#ffffff" draw:start-intensity="100%" draw:end-intensity="100%" draw:angle="0deg" draw:border="0%"/>
    <draw:opacity draw:name="Transparency_20_2" draw:display-name="Transparency 2" draw:style="linear" draw:start="100%" draw:end="50%" draw:angle="0deg"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1"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draw:fill-image-width="0cm" draw:fill-image-height="0cm"/>
      <style:paragraph-properties fo:margin-left="0cm" fo:margin-right="0cm" fo:margin-top="0cm" fo:margin-bottom="0.254cm"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4pt" fo:language="ru" fo:country="RU"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406cm" fo:text-indent="0cm" style:writing-mode="lr-tb"/>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left="0cm" fo:margin-right="0cm" fo:margin-top="0.203cm" fo:margin-bottom="0.203cm" fo:text-indent="0cm" style:writing-mode="lr-tb"/>
      <style:text-properties style:font-name="Liberation Serif" fo:font-family="'Liberation Serif'" style:font-family-generic="roman" style:font-pitch="variable" fo:font-size="22pt" style:font-size-asian="24pt" style:font-size-complex="24pt"/>
    </style:style>
    <style:style style:name="master-outline3" style:family="presentation" style:parent-style-name="master-outline2">
      <style:paragraph-properties fo:margin-top="0.203cm" fo:margin-bottom="0.203cm" style:writing-mode="lr-tb"/>
      <style:text-properties style:font-name="Liberation Serif" fo:font-family="'Liberation Serif'" style:font-family-generic="roman" style:font-pitch="variable" fo:font-size="18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false"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aster-backgroundobjects">
      <style:graphic-properties draw:stroke="none" draw:fill="gradient" draw:fill-color="#f0e6ff" draw:fill-gradient-name="Gradient_20_2" draw:textarea-vertical-align="middle" draw:auto-grow-height="false"/>
    </style:style>
    <style:style style:name="Mpr2" style:family="presentation" style:parent-style-name="master-outline1">
      <style:graphic-properties fo:min-height="12.18cm"/>
      <style:paragraph-properties style:writing-mode="lr-tb"/>
    </style:style>
    <style:style style:name="Mpr3" style:family="presentation" style:parent-style-name="master-backgroundobjects">
      <style:graphic-properties draw:stroke="none" draw:fill="none" draw:fill-color="#ffffff" draw:auto-grow-height="false" fo:min-height="1.485cm"/>
      <style:paragraph-properties style:writing-mode="lr-tb"/>
    </style:style>
    <style:style style:name="Mpr4"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6" style:family="presentation" style:parent-style-name="master1_5f_-backgroundobjects">
      <style:graphic-properties draw:stroke="none" draw:fill="none" draw:fill-color="#ffffff" draw:auto-grow-height="false" fo:min-height="1.485cm"/>
      <style:paragraph-properties style:writing-mode="lr-tb"/>
    </style:style>
    <style:style style:name="Mpr7" style:family="presentation" style:parent-style-name="master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none"/>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F2FCCC979B63369D.png" xlink:type="simple" xlink:show="embed" xlink:actuate="onLoad" draw:mime-type="image/png"/>
      </draw:frame>
      <draw:frame draw:style-name="Mgr4" draw:text-style-name="MP9" draw:layer="backgroundobjects" svg:width="2.2cm" svg:height="1.19cm" svg:x="24.6cm" svg:y="19.2cm">
        <draw:text-box>
          <text:p text:style-name="MP8"><text:span text:style-name="MT5"><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 style:display-name="master1_" style:page-layout-name="PM1" draw:style-name="Mdp2">
      <draw:frame draw:style-name="Mgr3" draw:text-style-name="MP7"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outline1" draw:layer="backgroundobjects" svg:width="25.199cm" svg:height="2.107cm" svg:x="1.4cm" svg:y="15.086cm" presentation:class="outline" presentation:placeholder="true">
        <draw:text-box/>
      </draw:frame>
      <draw:custom-shape presentation:style-name="Mpr5" draw:text-style-name="MP10"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draw:frame draw:style-name="Mgr5" draw:text-style-name="MP7"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2DT17H23M59S</meta:editing-duration>
    <meta:editing-cycles>158</meta:editing-cycles>
    <meta:generator>LibreOffice/7.3.7.2$Linux_X86_64 LibreOffice_project/30$Build-2</meta:generator>
    <dc:date>2024-10-28T10:38:32.611505684</dc:date>
    <meta:document-statistic meta:object-count="151"/>
    <meta:template xlink:type="simple" xlink:actuate="onRequest" xlink:title="master" xlink:href="../../../../../.config/libreoffice/4/user/template/master.otp" meta:date="2015-06-03T14:43:56.815095550"/>
  </office:meta>
</office:document-meta>
</file>